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25" manifest:media-type="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3" svg:font-family="Arial" style:font-family-generic="swiss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666666" draw:textarea-horizontal-align="justify" draw:textarea-vertical-align="middle" draw:auto-grow-height="false" fo:min-height="20.75cm" fo:min-width="27.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2.148cm" fo:min-width="1.001cm"/>
    </style:style>
    <style:style style:name="gr4" style:family="graphic" style:parent-style-name="standard">
      <style:graphic-properties draw:fill="solid" draw:fill-color="#ff6d6d" draw:textarea-horizontal-align="justify" draw:textarea-vertical-align="middle" draw:auto-grow-height="false" fo:min-height="7.735cm" fo:min-width="7.485cm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2.762cm" fo:min-width="2.512cm"/>
    </style:style>
    <style:style style:name="gr6" style:family="graphic" style:parent-style-name="standard">
      <style:graphic-properties draw:fill="solid" draw:fill-color="#77bc65" draw:textarea-horizontal-align="justify" draw:textarea-vertical-align="middle" draw:auto-grow-height="false" fo:min-height="7.067cm" fo:min-width="6.817cm"/>
    </style:style>
    <style:style style:name="gr7" style:family="graphic" style:parent-style-name="standard">
      <style:graphic-properties draw:stroke="solid" svg:stroke-color="#000000" draw:fill="none" draw:fill-color="#ffffff" draw:textarea-horizontal-align="justify" draw:textarea-vertical-align="middle" draw:auto-grow-height="false" fo:min-height="0.897cm" fo:min-width="0.6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cm" fo:min-width="0cm"/>
      <style:paragraph-properties style:writing-mode="lr-tb"/>
    </style:style>
    <style:style style:name="gr9" style:family="graphic" style:parent-style-name="standard">
      <style:graphic-properties draw:stroke="solid" svg:stroke-color="#ff4000" draw:fill="solid" draw:fill-color="#ffd428" draw:textarea-horizontal-align="left" draw:auto-grow-height="true" draw:auto-grow-width="false" fo:min-height="2.605cm" fo:min-width="0cm"/>
      <style:paragraph-properties style:writing-mode="lr-tb"/>
    </style:style>
    <style:style style:name="gr10" style:family="graphic" style:parent-style-name="objectwithoutfill">
      <style:graphic-properties draw:stroke="solid" svg:stroke-width="0.4cm" svg:stroke-color="#ffff00" draw:marker-start-width="0.8cm" draw:marker-end="Extrémités_20_de_20_flèche_20_3" draw:marker-end-width="1.5cm" draw:fill="solid" draw:textarea-vertical-align="middle" fo:padding-top="0.275cm" fo:padding-bottom="0.275cm" fo:padding-left="0.4cm" fo:padding-right="0.4cm"/>
    </style:style>
    <style:style style:name="gr11" style:family="graphic" style:parent-style-name="Objet_20_sans_20_remplissage_20_et_20_sans_20_ligne">
      <style:graphic-properties draw:fill="none" draw:fill-color="#ffff00"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solid" svg:stroke-width="0.2cm" svg:stroke-color="#b2b2b2" draw:marker-start="Extrémités_20_de_20_flèche_20_4" draw:marker-start-width="0.9cm" draw:marker-end="Extrémités_20_de_20_flèche_20_5" draw:marker-end-width="0.9cm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68cm" fo:min-width="0cm"/>
      <style:paragraph-properties style:writing-mode="lr-tb"/>
    </style:style>
    <style:style style:name="gr14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3.017cm" fo:min-width="1.544cm"/>
    </style:style>
    <style:style style:name="gr16" style:family="graphic" style:parent-style-name="standard">
      <style:graphic-properties draw:fill="solid" draw:fill-color="#ff6d6d" draw:textarea-horizontal-align="justify" draw:textarea-vertical-align="middle" draw:auto-grow-height="false" fo:min-height="10.626cm" fo:min-width="10.377cm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3.853cm" fo:min-width="3.602cm"/>
    </style:style>
    <style:style style:name="gr18" style:family="graphic" style:parent-style-name="standard">
      <style:graphic-properties draw:fill="solid" draw:fill-color="#77bc65" draw:textarea-horizontal-align="justify" draw:textarea-vertical-align="middle" draw:auto-grow-height="false" fo:min-height="9.717cm" fo:min-width="9.467cm"/>
    </style:style>
    <style:style style:name="gr19" style:family="graphic" style:parent-style-name="standard">
      <style:graphic-properties draw:stroke="solid" svg:stroke-color="#000000" draw:fill="none" draw:fill-color="#ffffff" draw:textarea-horizontal-align="justify" draw:textarea-vertical-align="middle" draw:auto-grow-height="false" fo:min-height="1.313cm" fo:min-width="1.06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26cm" fo:min-width="0cm"/>
      <style:paragraph-properties style:writing-mode="lr-tb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2.178cm" fo:min-width="2.81cm"/>
    </style:style>
    <style:style style:name="gr22" style:family="graphic" style:parent-style-name="objectwithoutfill">
      <style:graphic-properties draw:stroke="solid" svg:stroke-width="0.3cm" svg:stroke-color="#ff0000" draw:marker-start-width="0.65cm" draw:marker-end="Extrémités_20_de_20_flèche_20_6" draw:marker-end-width="1.6cm" draw:fill="solid" draw:textarea-vertical-align="middle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02cm" fo:min-width="10.018cm"/>
      <style:paragraph-properties style:writing-mode="lr-tb"/>
    </style:style>
    <style:style style:name="gr24" style:family="graphic" style:parent-style-name="standard">
      <style:graphic-properties draw:stroke="none" draw:fill="none" fo:min-height="6.93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9cm" fo:min-width="0cm"/>
      <style:paragraph-properties style:writing-mode="lr-tb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1.554cm" fo:min-width="0.629cm"/>
    </style:style>
    <style:style style:name="gr27" style:family="graphic" style:parent-style-name="standard">
      <style:graphic-properties draw:fill="solid" draw:fill-color="#ff6d6d" draw:textarea-horizontal-align="justify" draw:textarea-vertical-align="middle" draw:auto-grow-height="false" fo:min-height="5.755cm" fo:min-width="5.505cm"/>
    </style:style>
    <style:style style:name="gr28" style:family="graphic" style:parent-style-name="standard">
      <style:graphic-properties draw:fill="solid" draw:fill-color="#729fcf" draw:textarea-horizontal-align="justify" draw:textarea-vertical-align="middle" draw:auto-grow-height="false" fo:min-height="2.015cm" fo:min-width="1.765cm"/>
    </style:style>
    <style:style style:name="gr29" style:family="graphic" style:parent-style-name="standard">
      <style:graphic-properties draw:fill="solid" draw:fill-color="#77bc65" draw:textarea-horizontal-align="justify" draw:textarea-vertical-align="middle" draw:auto-grow-height="false" fo:min-height="5.253cm" fo:min-width="5.003cm"/>
    </style:style>
    <style:style style:name="gr30" style:family="graphic" style:parent-style-name="standard">
      <style:graphic-properties draw:stroke="solid" svg:stroke-color="#000000" draw:fill="none" draw:fill-color="#ffffff" draw:textarea-horizontal-align="justify" draw:textarea-vertical-align="middle" draw:auto-grow-height="false" fo:min-height="0.613cm" fo:min-width="0.36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77cm" fo:min-width="0cm"/>
      <style:paragraph-properties style:writing-mode="lr-tb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1.71cm" fo:min-width="0.726cm"/>
    </style:style>
    <style:style style:name="gr33" style:family="graphic" style:parent-style-name="standard">
      <style:graphic-properties draw:fill="solid" draw:fill-color="#bf819e" draw:textarea-horizontal-align="justify" draw:textarea-vertical-align="middle" draw:auto-grow-height="false" fo:min-height="6.277cm" fo:min-width="6.025cm"/>
    </style:style>
    <style:style style:name="gr34" style:family="graphic" style:parent-style-name="standard">
      <style:graphic-properties draw:stroke="solid" svg:stroke-color="#000000" draw:fill="none" draw:fill-color="#ffffff" draw:textarea-horizontal-align="justify" draw:textarea-vertical-align="middle" draw:auto-grow-height="false" fo:min-height="0.689cm" fo:min-width="0.437cm"/>
    </style:style>
    <style:style style:name="gr35" style:family="graphic" style:parent-style-name="standard">
      <style:graphic-properties draw:fill="solid" draw:fill-color="#81aca6" draw:textarea-horizontal-align="justify" draw:textarea-vertical-align="middle" draw:auto-grow-height="false" fo:min-height="2.087cm" fo:min-width="1.96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6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8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35cm" fo:min-width="0cm"/>
      <style:paragraph-properties style:writing-mode="lr-tb"/>
    </style:style>
    <style:style style:name="pr1" style:family="presentation" style:parent-style-name="Standard-title">
      <style:graphic-properties fo:min-height="8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1.356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fo:min-height="5.047cm"/>
      <style:paragraph-properties style:writing-mode="lr-tb"/>
    </style:style>
    <style:style style:name="pr6" style:family="presentation" style:parent-style-name="Standard-title">
      <style:graphic-properties fo:min-height="9.463cm"/>
      <style:paragraph-properties style:writing-mode="lr-tb"/>
    </style:style>
    <style:style style:name="pr7" style:family="presentation" style:parent-style-name="Standard-title">
      <style:graphic-properties fo:min-height="25.231cm"/>
      <style:paragraph-properties style:writing-mode="lr-tb"/>
    </style:style>
    <style:style style:name="P1" style:family="paragraph">
      <style:paragraph-properties style:writing-mode="lr-tb"/>
      <style:text-properties fo:color="#000000" loext:opacity="100%" fo:font-size="96pt" fo:font-style="normal" style:font-style-asian="normal" style:font-style-complex="normal"/>
    </style:style>
    <style:style style:name="P2" style:family="paragraph">
      <style:paragraph-properties style:writing-mode="lr-tb"/>
      <style:text-properties fo:color="#000000" loext:opacity="100%" fo:font-size="96pt" fo:font-style="italic" style:font-style-asian="italic" style:font-style-complex="italic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666666"/>
      <style:paragraph-properties fo:text-align="center"/>
    </style:style>
    <style:style style:name="P5" style:family="paragraph">
      <style:paragraph-properties style:writing-mode="lr-tb"/>
      <style:text-properties fo:color="#e6e905" loext:opacity="100%" fo:font-size="96pt" fo:font-style="normal" style:font-style-asian="normal" style:font-style-complex="normal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ff6d6d"/>
      <style:paragraph-properties fo:text-align="center"/>
    </style:style>
    <style:style style:name="P8" style:family="paragraph">
      <loext:graphic-properties draw:fill="solid" draw:fill-color="#729fcf"/>
      <style:paragraph-properties fo:text-align="center"/>
    </style:style>
    <style:style style:name="P9" style:family="paragraph">
      <loext:graphic-properties draw:fill="solid" draw:fill-color="#77bc65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127622" loext:opacity="100%"/>
    </style:style>
    <style:style style:name="P12" style:family="paragraph">
      <loext:graphic-properties draw:fill="solid" draw:fill-color="#ffd428"/>
      <style:paragraph-properties style:writing-mode="lr-tb"/>
      <style:text-properties fo:font-size="66pt" style:font-size-asian="18pt" style:font-size-complex="18pt"/>
    </style:style>
    <style:style style:name="P13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  <style:text-properties fo:color="#e6e905" loext:opacity="100%" fo:font-size="66pt" fo:font-style="normal" style:font-style-asian="normal" style:font-style-complex="normal"/>
    </style:style>
    <style:style style:name="P17" style:family="paragraph">
      <loext:graphic-properties draw:fill="none" draw:fill-color="#ffff00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88pt"/>
    </style:style>
    <style:style style:name="P20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21" style:family="paragraph">
      <style:paragraph-properties style:writing-mode="lr-tb"/>
    </style:style>
    <style:style style:name="P22" style:family="paragraph">
      <style:paragraph-properties style:writing-mode="lr-tb"/>
      <style:text-properties fo:font-size="80pt"/>
    </style:style>
    <style:style style:name="P23" style:family="paragraph">
      <loext:graphic-properties draw:fill="none" draw:fill-color="#ffffff"/>
      <style:paragraph-properties style:writing-mode="lr-tb"/>
      <style:text-properties fo:color="#ffff00" loext:opacity="100%" fo:font-size="88pt"/>
    </style:style>
    <style:style style:name="P24" style:family="paragraph">
      <loext:graphic-properties draw:fill="none" draw:fill-color="#ffffff"/>
      <style:paragraph-properties style:writing-mode="lr-tb"/>
      <style:text-properties fo:color="#127622" loext:opacity="100%" fo:font-size="88pt"/>
    </style:style>
    <style:style style:name="P25" style:family="paragraph">
      <loext:graphic-properties draw:fill="none" draw:fill-color="#ffffff"/>
      <style:paragraph-properties style:writing-mode="lr-tb"/>
      <style:text-properties fo:color="#3465a4" loext:opacity="100%" fo:font-size="88pt"/>
    </style:style>
    <style:style style:name="P26" style:family="paragraph">
      <loext:graphic-properties draw:fill="none" draw:fill-color="#ffffff"/>
      <style:paragraph-properties style:writing-mode="lr-tb"/>
      <style:text-properties fo:color="#ff0000" loext:opacity="100%" fo:font-size="88pt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loext:graphic-properties draw:fill="solid" draw:fill-color="#bf819e"/>
      <style:paragraph-properties fo:text-align="center"/>
    </style:style>
    <style:style style:name="P30" style:family="paragraph">
      <loext:graphic-properties draw:fill="solid" draw:fill-color="#81aca6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fo:color="#2a6099" loext:opacity="100%" fo:font-size="88pt"/>
    </style:style>
    <style:style style:name="P32" style:family="paragraph">
      <loext:graphic-properties draw:fill="none" draw:fill-color="#ffffff"/>
      <style:paragraph-properties style:writing-mode="lr-tb"/>
      <style:text-properties fo:color="#dddddd" loext:opacity="100%" fo:font-size="88pt"/>
    </style:style>
    <style:style style:name="P33" style:family="paragraph">
      <loext:graphic-properties draw:fill="none" draw:fill-color="#ffffff"/>
      <style:paragraph-properties style:writing-mode="lr-tb"/>
      <style:text-properties fo:font-size="60pt" style:font-size-asian="18pt" style:font-size-complex="18pt"/>
    </style:style>
    <style:style style:name="T1" style:family="text">
      <style:text-properties fo:color="#000000" loext:opacity="100%" fo:font-size="96pt" fo:font-style="normal" style:font-style-asian="normal" style:font-style-complex="normal"/>
    </style:style>
    <style:style style:name="T2" style:family="text">
      <style:text-properties fo:color="#000000" loext:opacity="100%" fo:font-size="96pt" fo:font-style="italic" style:font-style-asian="italic" style:font-style-complex="italic"/>
    </style:style>
    <style:style style:name="T3" style:family="text">
      <style:text-properties fo:color="#e6e905" loext:opacity="100%" fo:font-size="96pt" fo:font-style="normal" style:font-style-asian="normal" style:font-style-complex="normal"/>
    </style:style>
    <style:style style:name="T4" style:family="text">
      <style:text-properties fo:color="#127622" loext:opacity="100%"/>
    </style:style>
    <style:style style:name="T5" style:family="text">
      <style:text-properties fo:font-size="66pt" style:font-size-asian="18pt" style:font-size-complex="18pt"/>
    </style:style>
    <style:style style:name="T6" style:family="text">
      <style:text-properties fo:color="#2a6099" loext:opacity="100%"/>
    </style:style>
    <style:style style:name="T7" style:family="text">
      <style:text-properties fo:color="#e6e905" loext:opacity="100%" fo:font-size="66pt" fo:font-style="normal" style:font-style-asian="normal" style:font-style-complex="normal"/>
    </style:style>
    <style:style style:name="T8" style:family="text">
      <style:text-properties fo:font-size="88pt"/>
    </style:style>
    <style:style style:name="T9" style:family="text">
      <style:text-properties fo:color="#ff0000" loext:opacity="100%"/>
    </style:style>
    <style:style style:name="T10" style:family="text">
      <style:text-properties fo:font-size="80pt"/>
    </style:style>
    <style:style style:name="T11" style:family="text">
      <style:text-properties fo:color="#ffff00" loext:opacity="100%" fo:font-size="88pt"/>
    </style:style>
    <style:style style:name="T12" style:family="text">
      <style:text-properties fo:color="#127622" loext:opacity="100%" fo:font-size="88pt"/>
    </style:style>
    <style:style style:name="T13" style:family="text">
      <style:text-properties fo:color="#3465a4" loext:opacity="100%" fo:font-size="88pt"/>
    </style:style>
    <style:style style:name="T14" style:family="text">
      <style:text-properties fo:color="#ff0000" loext:opacity="100%" fo:font-size="88pt"/>
    </style:style>
    <style:style style:name="T15" style:family="text">
      <style:text-properties fo:color="#2a6099" loext:opacity="100%" fo:font-size="88pt"/>
    </style:style>
    <style:style style:name="T16" style:family="text">
      <style:text-properties fo:color="#dddddd" loext:opacity="100%" fo:font-size="88pt"/>
    </style:style>
    <style:style style:name="T17" style:family="text">
      <style:text-properties fo:font-size="6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0.1cm" presentation:class="title" presentation:user-transformed="true">
          <draw:text-box>
            <text:p><text:span text:style-name="T1">Questions</text:span><text:span text:style-name="T1"><text:line-break/></text:span><text:span text:style-name="T1">Flash</text:span></text:p>
          </draw:text-box>
        </draw:frame>
        <draw:frame presentation:style-name="pr1" draw:text-style-name="P2" draw:layer="layout" svg:width="28.021cm" svg:height="8cm" svg:x="0cm" svg:y="9cm" presentation:class="title" presentation:user-transformed="true">
          <draw:text-box>
            <text:p><text:span text:style-name="T2">Pythagore</text:span><text:span text:style-name="T2"><text:line-break/></text:span><text:span text:style-name="T2">(2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5cm" presentation:class="title" presentation:user-transformed="true">
          <draw:text-box>
            <text:p><text:span text:style-name="T1">Rappels 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2cm" svg:height="11.356cm" svg:x="3cm" svg:y="-2.556cm" presentation:class="title" presentation:user-transformed="true">
          <draw:text-box>
            <text:p><text:span text:style-name="T3">Théorème de Pythagore</text:span></text:p>
          </draw:text-box>
        </draw:frame>
        <draw:custom-shape draw:style-name="gr3" draw:text-style-name="P6" draw:layer="layout" svg:width="3cm" svg:height="7.4cm" draw:transform="skewX (8.38636433998178E-017) rotate (-0.376118453804779) translate (13.318cm 8.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7" draw:layer="layout" svg:width="7.985cm" svg:height="7.985cm" svg:x="13.415cm" svg:y="8.8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012cm" svg:height="3.012cm" draw:transform="rotate (-0.370882466048795) translate (10.572cm 15.71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7.317cm" svg:height="7.317cm" draw:transform="rotate (-0.380132711084365) translate (6.472cm 6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147cm" svg:height="1.147cm" draw:transform="rotate (1.16204021597782) translate (10.6cm 15.645cm)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3.262cm" svg:height="3.8cm" svg:x="6.738cm" svg:y="8.8cm">
          <draw:text-box>
            <text:p><text:span text:style-name="T4">a²</text:span></text:p>
          </draw:text-box>
        </draw:frame>
        <draw:frame draw:style-name="gr9" draw:text-style-name="P12" draw:layer="layout" svg:width="12cm" svg:height="2.855cm" svg:x="15.6cm" svg:y="11.145cm">
          <draw:text-box>
            <text:p><text:span text:style-name="T5">c² = a² + b²</text:span></text:p>
          </draw:text-box>
        </draw:frame>
        <draw:frame draw:style-name="gr8" draw:text-style-name="P13" draw:layer="layout" svg:width="3.262cm" svg:height="3.8cm" svg:x="9.944cm" svg:y="15.967cm">
          <draw:text-box>
            <text:p><text:span text:style-name="T6">b²</text:span></text:p>
          </draw:text-box>
        </draw:frame>
        <draw:path draw:style-name="gr10" draw:text-style-name="P14" draw:layer="layout" svg:width="6.513cm" svg:height="4.991cm" draw:transform="skewX (-5.7285173919882E-017) rotate (1.15348810264305) translate (11.7505601440204cm 14.0792878168938cm)" svg:viewBox="0 0 6514 4992" svg:d="M0 39c564-99 1120 13 1675 98 591 91 1161 284 1749 383 620 105 1231 282 1782 578 481 258 731 758 1088 1149 398 435 126 1042 165 1558l-69 557-328 566-24 64">
          <text:p/>
        </draw:path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6" draw:layer="layout" svg:width="28cm" svg:height="11.356cm" svg:x="0cm" svg:y="-2.556cm" presentation:class="title" presentation:user-transformed="true">
          <draw:text-box>
            <text:p><text:span text:style-name="T7">Calcul de la longueur </text:span><text:span text:style-name="T7"><text:line-break/></text:span><text:span text:style-name="T7">de l’ hypoténuse</text:span></text:p>
          </draw:text-box>
        </draw:frame>
        <draw:custom-shape draw:style-name="gr3" draw:text-style-name="P6" draw:layer="layout" svg:width="3cm" svg:height="7.4cm" draw:transform="skewX (8.38636433998178E-017) rotate (-0.376118453804779) translate (13.318cm 8.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3.012cm" svg:height="3.012cm" draw:transform="rotate (-0.370882466048795) translate (10.572cm 15.71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7.317cm" svg:height="7.317cm" draw:transform="rotate (-0.380132711084365) translate (6.472cm 6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147cm" svg:height="1.147cm" draw:transform="rotate (1.16204021597782) translate (10.6cm 15.645cm)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3.262cm" svg:height="3.8cm" svg:x="6.738cm" svg:y="8.8cm">
          <draw:text-box>
            <text:p><text:span text:style-name="T4">a²</text:span></text:p>
          </draw:text-box>
        </draw:frame>
        <draw:frame draw:style-name="gr8" draw:text-style-name="P13" draw:layer="layout" svg:width="3.262cm" svg:height="3.8cm" svg:x="9.944cm" svg:y="15.967cm">
          <draw:text-box>
            <text:p><text:span text:style-name="T6">b²</text:span></text:p>
          </draw:text-box>
        </draw:frame>
        <draw:frame draw:style-name="gr11" draw:text-style-name="P17" draw:layer="layout" svg:width="8cm" svg:height="3.11cm" svg:x="13.6cm" svg:y="11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12" draw:text-style-name="P18" draw:layer="layout" svg:x1="14cm" svg:y1="8.8cm" svg:x2="14cm" svg:y2="16.8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3.318cm 8.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10.6cm 15.645cm)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8cm" svg:height="3.11cm" svg:x="13.6cm" svg:y="11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line draw:style-name="gr12" draw:text-style-name="P18" draw:layer="layout" svg:x1="14cm" svg:y1="8.8cm" svg:x2="14cm" svg:y2="16.8cm">
          <text:p/>
        </draw:line>
        <draw:frame draw:style-name="gr13" draw:text-style-name="P19" draw:layer="layout" svg:width="2.444cm" svg:height="3.718cm" svg:x="10.156cm" svg:y="10.2cm">
          <draw:text-box>
            <text:p><text:span text:style-name="T8">a</text:span></text:p>
          </draw:text-box>
        </draw:frame>
        <draw:frame draw:style-name="gr13" draw:text-style-name="P19" draw:layer="layout" svg:width="2.444cm" svg:height="3.718cm" svg:x="10.8cm" svg:y="15cm">
          <draw:text-box>
            <text:p><text:span text:style-name="T8">b</text:span></text:p>
          </draw:text-box>
        </draw:frame>
        <draw:frame presentation:style-name="pr3" draw:text-style-name="P16" draw:layer="layout" svg:width="28cm" svg:height="11.356cm" svg:x="0cm" svg:y="-2.556cm" presentation:class="title" presentation:user-transformed="true">
          <draw:text-box>
            <text:p><text:span text:style-name="T7">Calcul de la longueur </text:span><text:span text:style-name="T7"><text:line-break/></text:span><text:span text:style-name="T7">de l’ hypoténu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3.318cm 8.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9" draw:layer="layout" svg:width="7.317cm" svg:height="7.317cm" draw:transform="rotate (-0.380132711084365) translate (6.472cm 6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147cm" svg:height="1.147cm" draw:transform="rotate (1.16204021597782) translate (10.6cm 15.645cm)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3.262cm" svg:height="3.8cm" svg:x="6.738cm" svg:y="8.8cm">
          <draw:text-box>
            <text:p><text:span text:style-name="T4">a²</text:span></text:p>
          </draw:text-box>
        </draw:frame>
        <draw:frame draw:style-name="gr14" draw:text-style-name="P18" draw:layer="layout" svg:width="8cm" svg:height="3.01cm" svg:x="6.8cm" svg:y="17.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line draw:style-name="gr12" draw:text-style-name="P18" draw:layer="layout" svg:x1="10.4cm" svg:y1="16.4cm" svg:x2="13.2cm" svg:y2="17.4cm">
          <text:p/>
        </draw:line>
        <draw:custom-shape draw:style-name="gr4" draw:text-style-name="P7" draw:layer="layout" svg:width="7.985cm" svg:height="7.985cm" svg:x="13.415cm" svg:y="8.815cm">
          <text:p/>
          <draw:enhanced-geometry svg:viewBox="0 0 21600 21600" draw:type="rectangle" draw:enhanced-path="M 0 0 L 21600 0 21600 21600 0 21600 0 0 Z N"/>
        </draw:custom-shape>
        <draw:frame draw:style-name="gr8" draw:text-style-name="P20" draw:layer="layout" svg:width="3.262cm" svg:height="3.8cm" svg:x="15.738cm" svg:y="10.8cm">
          <draw:text-box>
            <text:p><text:span text:style-name="T9">c²</text:span></text:p>
          </draw:text-box>
        </draw:frame>
        <draw:frame presentation:style-name="pr3" draw:text-style-name="P16" draw:layer="layout" svg:width="28cm" svg:height="11.356cm" svg:x="0cm" svg:y="-2.556cm" presentation:class="title" presentation:user-transformed="true">
          <draw:text-box>
            <text:p><text:span text:style-name="T7">Calcul de la longueur </text:span><text:span text:style-name="T7"><text:line-break/></text:span><text:span text:style-name="T7">d’un côté de l’angle dro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3.318cm 8.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10.6cm 15.645cm)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8cm" svg:height="3.01cm" svg:x="6.8cm" svg:y="17.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12" draw:text-style-name="P18" draw:layer="layout" svg:x1="10.4cm" svg:y1="16.4cm" svg:x2="13.2cm" svg:y2="17.4cm">
          <text:p/>
        </draw:line>
        <draw:frame draw:style-name="gr13" draw:text-style-name="P19" draw:layer="layout" svg:width="2.444cm" svg:height="3.718cm" svg:x="10.156cm" svg:y="10.2cm">
          <draw:text-box>
            <text:p><text:span text:style-name="T8">a</text:span></text:p>
          </draw:text-box>
        </draw:frame>
        <draw:frame draw:style-name="gr13" draw:text-style-name="P19" draw:layer="layout" svg:width="2.444cm" svg:height="3.718cm" svg:x="12.6cm" svg:y="11.282cm">
          <draw:text-box>
            <text:p><text:span text:style-name="T8">c</text:span></text:p>
          </draw:text-box>
        </draw:frame>
        <draw:frame presentation:style-name="pr3" draw:text-style-name="P16" draw:layer="layout" svg:width="28cm" svg:height="11.356cm" svg:x="0cm" svg:y="-2.556cm" presentation:class="title" presentation:user-transformed="true">
          <draw:text-box>
            <text:p><text:span text:style-name="T7">Calcul de la longueur </text:span><text:span text:style-name="T7"><text:line-break/></text:span><text:span text:style-name="T7">d’un côté de l’angle dro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>
        <office:forms form:automatic-focus="false" form:apply-design-mode="false"/>
        <draw:frame presentation:style-name="pr1" draw:text-style-name="P21" draw:layer="layout" svg:width="28.021cm" svg:height="8cm" svg:x="0.038cm" svg:y="5.29cm" presentation:class="title" presentation:user-transformed="true">
          <draw:text-box>
            <text:p>En piste !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>
        <office:forms form:automatic-focus="false" form:apply-design-mode="false"/>
        <draw:frame presentation:style-name="pr5" draw:text-style-name="P21" draw:layer="layout" svg:width="10.562cm" svg:height="5.047cm" svg:x="0.6cm" svg:y="0.753cm" presentation:class="title" presentation:user-transformed="true">
          <draw:text-box>
            <text:p>Ting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>
        <office:forms form:automatic-focus="false" form:apply-design-mode="false"/>
        <draw:frame presentation:style-name="pr5" draw:text-style-name="P21" draw:layer="layout" svg:width="10.562cm" svg:height="5.047cm" svg:x="8.4cm" svg:y="7.553cm" presentation:class="title" presentation:user-transformed="true">
          <draw:text-box>
            <text:p>Ting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>
        <office:forms form:automatic-focus="false" form:apply-design-mode="false"/>
        <draw:frame presentation:style-name="pr5" draw:text-style-name="P21" draw:layer="layout" svg:width="10.562cm" svg:height="5.047cm" svg:x="16.8cm" svg:y="15.2cm" presentation:class="title" presentation:user-transformed="true">
          <draw:text-box>
            <text:p>Ting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>
        <office:forms form:automatic-focus="false" form:apply-design-mode="false"/>
        <draw:frame presentation:style-name="pr1" draw:text-style-name="P21" draw:layer="layout" svg:width="28.021cm" svg:height="8cm" svg:x="0.038cm" svg:y="5.29cm" presentation:class="title" presentation:user-transformed="true">
          <draw:text-box>
            <text:p>C’est parti !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>
        <office:forms form:automatic-focus="false" form:apply-design-mode="false"/>
        <draw:frame presentation:style-name="pr6" draw:text-style-name="P22" draw:layer="layout" svg:width="28.021cm" svg:height="9.463cm" svg:x="0.038cm" svg:y="4.559cm" presentation:class="title" presentation:user-transformed="true">
          <draw:text-box>
            <text:p><text:span text:style-name="T10">Calcule </text:span><text:span text:style-name="T10"><text:line-break/></text:span><text:span text:style-name="T10">la longueur manquan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1.518cm 4.88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8.8cm 11.727cm)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12.2cm" svg:y1="4.882cm" svg:x2="12.2cm" svg:y2="12.882cm">
          <text:p/>
        </draw:line>
        <draw:frame draw:style-name="gr13" draw:text-style-name="P19" draw:layer="layout" svg:width="2.444cm" svg:height="3.718cm" svg:x="8.356cm" svg:y="6.282cm">
          <draw:text-box>
            <text:p><text:span text:style-name="T8">4</text:span></text:p>
          </draw:text-box>
        </draw:frame>
        <draw:frame draw:style-name="gr13" draw:text-style-name="P19" draw:layer="layout" svg:width="2.444cm" svg:height="3.718cm" svg:x="9cm" svg:y="11.082cm">
          <draw:text-box>
            <text:p><text:span text:style-name="T8">3</text:span></text:p>
          </draw:text-box>
        </draw:frame>
        <draw:frame draw:style-name="gr13" draw:text-style-name="P19" draw:layer="layout" svg:width="2.2cm" svg:height="3.718cm" svg:x="12.4cm" svg:y="7.082cm">
          <draw:text-box>
            <text:p><text:span text:style-name="T8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20" draw:text-style-name="P23" draw:layer="layout" svg:width="4.444cm" svg:height="5.176cm" svg:x="14.244cm" svg:y="8.2cm">
          <draw:text-box>
            <text:p><text:span text:style-name="T11">5</text:span></text:p>
          </draw:text-box>
        </draw:frame>
        <draw:frame draw:style-name="gr20" draw:text-style-name="P24" draw:layer="layout" svg:width="4.444cm" svg:height="5.176cm" svg:x="5.756cm" svg:y="5.624cm">
          <draw:text-box>
            <text:p><text:span text:style-name="T12">16</text:span></text:p>
          </draw:text-box>
        </draw:frame>
        <draw:frame draw:style-name="gr20" draw:text-style-name="P25" draw:layer="layout" svg:width="4.444cm" svg:height="5.176cm" svg:x="10.2cm" svg:y="15.824cm">
          <draw:text-box>
            <text:p><text:span text:style-name="T13">9</text:span></text:p>
          </draw:text-box>
        </draw:frame>
        <draw:frame draw:style-name="gr13" draw:text-style-name="P19" draw:layer="layout" svg:width="2.444cm" svg:height="3.718cm" svg:x="10.556cm" svg:y="7.8cm">
          <draw:text-box>
            <text:p><text:span text:style-name="T8">4</text:span></text:p>
          </draw:text-box>
        </draw:frame>
        <draw:frame draw:style-name="gr13" draw:text-style-name="P19" draw:layer="layout" svg:width="2.444cm" svg:height="3.718cm" svg:x="11.8cm" svg:y="13.282cm">
          <draw:text-box>
            <text:p><text:span text:style-name="T8">3</text:span></text:p>
          </draw:text-box>
        </draw:frame>
        <draw:frame draw:style-name="gr20" draw:text-style-name="P26" draw:layer="layout" svg:width="4.444cm" svg:height="5.176cm" svg:x="18.2cm" svg:y="8.2cm">
          <draw:text-box>
            <text:p><text:span text:style-name="T14">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1.518cm 4.88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8.8cm 11.727cm)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12.2cm" svg:y1="4.882cm" svg:x2="12.2cm" svg:y2="12.882cm">
          <text:p/>
        </draw:line>
        <draw:frame draw:style-name="gr13" draw:text-style-name="P19" draw:layer="layout" svg:width="2.444cm" svg:height="3.718cm" svg:x="8.356cm" svg:y="6.282cm">
          <draw:text-box>
            <text:p><text:span text:style-name="T8">4</text:span></text:p>
          </draw:text-box>
        </draw:frame>
        <draw:frame draw:style-name="gr13" draw:text-style-name="P19" draw:layer="layout" svg:width="2.444cm" svg:height="3.718cm" svg:x="9cm" svg:y="11.082cm">
          <draw:text-box>
            <text:p><text:span text:style-name="T8">3</text:span></text:p>
          </draw:text-box>
        </draw:frame>
        <draw:frame draw:style-name="gr11" draw:text-style-name="P17" draw:layer="layout" svg:width="16.932cm" svg:height="3.11cm" svg:x="11.6cm" svg:y="7.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1.518cm 4.88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8.8cm 11.727cm)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12.2cm" svg:y1="4.882cm" svg:x2="12.2cm" svg:y2="12.882cm">
          <text:p/>
        </draw:line>
        <draw:frame draw:style-name="gr13" draw:text-style-name="P19" draw:layer="layout" svg:width="2.444cm" svg:height="3.718cm" svg:x="8.356cm" svg:y="6.282cm">
          <draw:text-box>
            <text:p><text:span text:style-name="T8">6</text:span></text:p>
          </draw:text-box>
        </draw:frame>
        <draw:frame draw:style-name="gr13" draw:text-style-name="P19" draw:layer="layout" svg:width="2.444cm" svg:height="3.718cm" svg:x="9cm" svg:y="11.082cm">
          <draw:text-box>
            <text:p><text:span text:style-name="T8">5</text:span></text:p>
          </draw:text-box>
        </draw:frame>
        <draw:frame draw:style-name="gr13" draw:text-style-name="P19" draw:layer="layout" svg:width="2.2cm" svg:height="3.718cm" svg:x="12.4cm" svg:y="7.082cm">
          <draw:text-box>
            <text:p><text:span text:style-name="T8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1.518cm 4.88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8.8cm 11.727cm)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12.2cm" svg:y1="4.882cm" svg:x2="12.2cm" svg:y2="12.882cm">
          <text:p/>
        </draw:line>
        <draw:frame draw:style-name="gr13" draw:text-style-name="P19" draw:layer="layout" svg:width="2.444cm" svg:height="3.718cm" svg:x="8.356cm" svg:y="6.282cm">
          <draw:text-box>
            <text:p><text:span text:style-name="T8">6</text:span></text:p>
          </draw:text-box>
        </draw:frame>
        <draw:frame draw:style-name="gr13" draw:text-style-name="P19" draw:layer="layout" svg:width="2.444cm" svg:height="3.718cm" svg:x="9cm" svg:y="11.082cm">
          <draw:text-box>
            <text:p><text:span text:style-name="T8">5</text:span></text:p>
          </draw:text-box>
        </draw:frame>
        <draw:frame draw:style-name="gr11" draw:text-style-name="P17" draw:layer="layout" svg:width="13.616cm" svg:height="3.11cm" svg:x="11.6cm" svg:y="7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1.518cm 4.88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8.8cm 11.727cm)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12.2cm" svg:y1="4.882cm" svg:x2="12.2cm" svg:y2="12.882cm">
          <text:p/>
        </draw:line>
        <draw:frame draw:style-name="gr13" draw:text-style-name="P19" draw:layer="layout" svg:width="2.444cm" svg:height="3.718cm" svg:x="8.356cm" svg:y="6.282cm">
          <draw:text-box>
            <text:p><text:span text:style-name="T8">9</text:span></text:p>
          </draw:text-box>
        </draw:frame>
        <draw:frame draw:style-name="gr13" draw:text-style-name="P19" draw:layer="layout" svg:width="2.444cm" svg:height="3.718cm" svg:x="9cm" svg:y="11.082cm">
          <draw:text-box>
            <text:p><text:span text:style-name="T8">4</text:span></text:p>
          </draw:text-box>
        </draw:frame>
        <draw:frame draw:style-name="gr13" draw:text-style-name="P19" draw:layer="layout" svg:width="2.2cm" svg:height="3.718cm" svg:x="12.4cm" svg:y="7.082cm">
          <draw:text-box>
            <text:p><text:span text:style-name="T8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1.518cm 4.88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8.8cm 11.727cm)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12.2cm" svg:y1="4.882cm" svg:x2="12.2cm" svg:y2="12.882cm">
          <text:p/>
        </draw:line>
        <draw:frame draw:style-name="gr13" draw:text-style-name="P19" draw:layer="layout" svg:width="2.444cm" svg:height="3.718cm" svg:x="8.356cm" svg:y="6.282cm">
          <draw:text-box>
            <text:p><text:span text:style-name="T8">9</text:span></text:p>
          </draw:text-box>
        </draw:frame>
        <draw:frame draw:style-name="gr13" draw:text-style-name="P19" draw:layer="layout" svg:width="2.444cm" svg:height="3.718cm" svg:x="9cm" svg:y="11.082cm">
          <draw:text-box>
            <text:p><text:span text:style-name="T8">4</text:span></text:p>
          </draw:text-box>
        </draw:frame>
        <draw:frame draw:style-name="gr11" draw:text-style-name="P17" draw:layer="layout" svg:width="13.837cm" svg:height="3.11cm" svg:x="11.6cm" svg:y="7.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15.2cm" svg:y1="5.6cm" svg:x2="15.2cm" svg:y2="13.6cm">
          <text:p/>
        </draw:line>
        <draw:frame draw:style-name="gr13" draw:text-style-name="P19" draw:layer="layout" svg:width="2.2cm" svg:height="3.718cm" svg:x="15.6cm" svg:y="7.682cm">
          <draw:text-box>
            <text:p><text:span text:style-name="T8">?</text:span></text:p>
          </draw:text-box>
        </draw:frame>
        <draw:custom-shape draw:style-name="gr21" draw:text-style-name="P6" draw:layer="layout" svg:width="6.62cm" svg:height="7.282cm" draw:transform="skewX (0.000174532925199436) rotate (-0.429176463065406) translate (11.431cm 4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9" draw:layer="layout" svg:width="4.6cm" svg:height="3.718cm" svg:x="8.6cm" svg:y="6.082cm">
          <draw:text-box>
            <text:p><text:span text:style-name="T8">10</text:span></text:p>
          </draw:text-box>
        </draw:frame>
        <draw:frame draw:style-name="gr13" draw:text-style-name="P19" draw:layer="layout" svg:width="2.444cm" svg:height="3.718cm" svg:x="10.356cm" svg:y="10.482cm">
          <draw:text-box>
            <text:p><text:span text:style-name="T8">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6.62cm" svg:height="7.282cm" draw:transform="skewX (0.000174532925199436) rotate (-0.429176463065406) translate (11.431cm 4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22" draw:text-style-name="P14" draw:layer="layout" svg:width="8.279cm" svg:height="2.759cm" draw:transform="rotate (-2.12877808865748) translate (16.124779181019cm 5.2365795564448cm)" svg:viewBox="0 0 8280 2760" svg:d="M0 45c948-170 1848 210 2812 63 910-138 1807 173 2719 470 855 278 1416 798 1978 1365l389 623 382 194">
          <text:p/>
        </draw:path>
        <draw:frame draw:style-name="gr23" draw:text-style-name="P27" draw:layer="layout" svg:width="10.518cm" svg:height="10.652cm" svg:x="17.201cm" svg:y="3cm">
          <draw:text-box>
            <text:p>Pas</text:p>
            <text:p>d’angle</text:p>
            <text:p>droit :</text:p>
          </draw:text-box>
        </draw:frame>
        <draw:frame draw:style-name="gr24" draw:text-style-name="P28" draw:layer="layout" svg:width="27.265cm" svg:height="7.185cm" svg:x="0.601cm" svg:y="14.081cm">
          <draw:text-box>
            <text:p>on ne peut pas</text:p>
            <text:p>utiliser le théorème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1.518cm 4.88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8.8cm 11.727cm)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12.2cm" svg:y1="4.882cm" svg:x2="12.2cm" svg:y2="12.882cm">
          <text:p/>
        </draw:line>
        <draw:frame draw:style-name="gr13" draw:text-style-name="P19" draw:layer="layout" svg:width="2.444cm" svg:height="3.718cm" svg:x="8.356cm" svg:y="6.282cm">
          <draw:text-box>
            <text:p><text:span text:style-name="T8">2</text:span></text:p>
          </draw:text-box>
        </draw:frame>
        <draw:frame draw:style-name="gr13" draw:text-style-name="P19" draw:layer="layout" svg:width="2.444cm" svg:height="3.718cm" svg:x="9cm" svg:y="11.082cm">
          <draw:text-box>
            <text:p><text:span text:style-name="T8">1</text:span></text:p>
          </draw:text-box>
        </draw:frame>
        <draw:frame draw:style-name="gr13" draw:text-style-name="P19" draw:layer="layout" svg:width="2.2cm" svg:height="3.718cm" svg:x="12.4cm" svg:y="7.082cm">
          <draw:text-box>
            <text:p><text:span text:style-name="T8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1.518cm 4.88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8.8cm 11.727cm)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12.2cm" svg:y1="4.882cm" svg:x2="12.2cm" svg:y2="12.882cm">
          <text:p/>
        </draw:line>
        <draw:frame draw:style-name="gr13" draw:text-style-name="P19" draw:layer="layout" svg:width="2.444cm" svg:height="3.718cm" svg:x="8.356cm" svg:y="6.282cm">
          <draw:text-box>
            <text:p><text:span text:style-name="T8">2</text:span></text:p>
          </draw:text-box>
        </draw:frame>
        <draw:frame draw:style-name="gr13" draw:text-style-name="P19" draw:layer="layout" svg:width="2.444cm" svg:height="3.718cm" svg:x="9cm" svg:y="11.082cm">
          <draw:text-box>
            <text:p><text:span text:style-name="T8">1</text:span></text:p>
          </draw:text-box>
        </draw:frame>
        <draw:frame draw:style-name="gr11" draw:text-style-name="P17" draw:layer="layout" svg:width="12.415cm" svg:height="3.11cm" svg:x="11.6cm" svg:y="7.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1.918cm 5.3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9.2cm 12.145cm)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9cm" svg:y1="12.9cm" svg:x2="11.8cm" svg:y2="13.9cm">
          <text:p/>
        </draw:line>
        <draw:frame draw:style-name="gr13" draw:text-style-name="P19" draw:layer="layout" svg:width="2.444cm" svg:height="3.718cm" svg:x="8.756cm" svg:y="6.7cm">
          <draw:text-box>
            <text:p><text:span text:style-name="T8">5</text:span></text:p>
          </draw:text-box>
        </draw:frame>
        <draw:frame draw:style-name="gr13" draw:text-style-name="P19" draw:layer="layout" svg:width="4.4cm" svg:height="3.718cm" svg:x="11.2cm" svg:y="7.782cm">
          <draw:text-box>
            <text:p><text:span text:style-name="T8">10</text:span></text:p>
          </draw:text-box>
        </draw:frame>
        <draw:frame draw:style-name="gr13" draw:text-style-name="P19" draw:layer="layout" svg:width="2.2cm" svg:height="3.718cm" svg:x="8.8cm" svg:y="13.285cm">
          <draw:text-box>
            <text:p><text:span text:style-name="T8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1.918cm 5.3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9.2cm 12.145cm)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9cm" svg:y1="12.9cm" svg:x2="11.8cm" svg:y2="13.9cm">
          <text:p/>
        </draw:line>
        <draw:frame draw:style-name="gr13" draw:text-style-name="P19" draw:layer="layout" svg:width="2.444cm" svg:height="3.718cm" svg:x="8.756cm" svg:y="6.7cm">
          <draw:text-box>
            <text:p><text:span text:style-name="T8">5</text:span></text:p>
          </draw:text-box>
        </draw:frame>
        <draw:frame draw:style-name="gr13" draw:text-style-name="P19" draw:layer="layout" svg:width="4.4cm" svg:height="3.718cm" svg:x="11.2cm" svg:y="7.782cm">
          <draw:text-box>
            <text:p><text:span text:style-name="T8">10</text:span></text:p>
          </draw:text-box>
        </draw:frame>
        <draw:frame draw:style-name="gr11" draw:text-style-name="P17" draw:layer="layout" svg:width="15.165cm" svg:height="3.11cm" svg:x="4.235cm" svg:y="14.0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1.918cm 5.3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9.2cm 12.145cm)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9cm" svg:y1="12.9cm" svg:x2="11.8cm" svg:y2="13.9cm">
          <text:p/>
        </draw:line>
        <draw:frame draw:style-name="gr13" draw:text-style-name="P19" draw:layer="layout" svg:width="4cm" svg:height="3.718cm" svg:x="7.2cm" svg:y="6.7cm">
          <draw:text-box>
            <text:p><text:span text:style-name="T8">10</text:span></text:p>
          </draw:text-box>
        </draw:frame>
        <draw:frame draw:style-name="gr13" draw:text-style-name="P19" draw:layer="layout" svg:width="4.4cm" svg:height="3.718cm" svg:x="11.2cm" svg:y="7.782cm">
          <draw:text-box>
            <text:p><text:span text:style-name="T8">20</text:span></text:p>
          </draw:text-box>
        </draw:frame>
        <draw:frame draw:style-name="gr13" draw:text-style-name="P19" draw:layer="layout" svg:width="2.2cm" svg:height="3.718cm" svg:x="8.8cm" svg:y="13.285cm">
          <draw:text-box>
            <text:p><text:span text:style-name="T8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1.918cm 5.3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9.2cm 12.145cm)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9cm" svg:y1="12.9cm" svg:x2="11.8cm" svg:y2="13.9cm">
          <text:p/>
        </draw:line>
        <draw:frame draw:style-name="gr13" draw:text-style-name="P19" draw:layer="layout" svg:width="4cm" svg:height="3.718cm" svg:x="7.2cm" svg:y="6.7cm">
          <draw:text-box>
            <text:p><text:span text:style-name="T8">10</text:span></text:p>
          </draw:text-box>
        </draw:frame>
        <draw:frame draw:style-name="gr13" draw:text-style-name="P19" draw:layer="layout" svg:width="4.4cm" svg:height="3.718cm" svg:x="11.2cm" svg:y="7.782cm">
          <draw:text-box>
            <text:p><text:span text:style-name="T8">20</text:span></text:p>
          </draw:text-box>
        </draw:frame>
        <draw:frame draw:style-name="gr11" draw:text-style-name="P17" draw:layer="layout" svg:width="17.516cm" svg:height="3.11cm" svg:x="4.235cm" svg:y="14.09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1.518cm 4.88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8.8cm 11.727cm)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12.2cm" svg:y1="4.882cm" svg:x2="12.2cm" svg:y2="12.882cm">
          <text:p/>
        </draw:line>
        <draw:frame draw:style-name="gr13" draw:text-style-name="P19" draw:layer="layout" svg:width="2.444cm" svg:height="3.718cm" svg:x="8.356cm" svg:y="6.282cm">
          <draw:text-box>
            <text:p><text:span text:style-name="T8">9</text:span></text:p>
          </draw:text-box>
        </draw:frame>
        <draw:frame draw:style-name="gr13" draw:text-style-name="P19" draw:layer="layout" svg:width="2.444cm" svg:height="3.718cm" svg:x="9cm" svg:y="11.082cm">
          <draw:text-box>
            <text:p><text:span text:style-name="T8">7</text:span></text:p>
          </draw:text-box>
        </draw:frame>
        <draw:frame draw:style-name="gr13" draw:text-style-name="P19" draw:layer="layout" svg:width="2.2cm" svg:height="3.718cm" svg:x="12.4cm" svg:y="7.082cm">
          <draw:text-box>
            <text:p><text:span text:style-name="T8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1.518cm 4.88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8.8cm 11.727cm)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12.2cm" svg:y1="4.882cm" svg:x2="12.2cm" svg:y2="12.882cm">
          <text:p/>
        </draw:line>
        <draw:frame draw:style-name="gr13" draw:text-style-name="P19" draw:layer="layout" svg:width="2.444cm" svg:height="3.718cm" svg:x="8.356cm" svg:y="6.282cm">
          <draw:text-box>
            <text:p><text:span text:style-name="T8">9</text:span></text:p>
          </draw:text-box>
        </draw:frame>
        <draw:frame draw:style-name="gr13" draw:text-style-name="P19" draw:layer="layout" svg:width="2.444cm" svg:height="3.718cm" svg:x="9cm" svg:y="11.082cm">
          <draw:text-box>
            <text:p><text:span text:style-name="T8">7</text:span></text:p>
          </draw:text-box>
        </draw:frame>
        <draw:frame draw:style-name="gr11" draw:text-style-name="P17" draw:layer="layout" svg:width="14.848cm" svg:height="3.11cm" svg:x="11.6cm" svg:y="7.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15.2cm" svg:y1="5.6cm" svg:x2="15.2cm" svg:y2="13.6cm">
          <text:p/>
        </draw:line>
        <draw:frame draw:style-name="gr13" draw:text-style-name="P19" draw:layer="layout" svg:width="2.2cm" svg:height="3.718cm" svg:x="15.6cm" svg:y="7.682cm">
          <draw:text-box>
            <text:p><text:span text:style-name="T8">?</text:span></text:p>
          </draw:text-box>
        </draw:frame>
        <draw:custom-shape draw:style-name="gr21" draw:text-style-name="P6" draw:layer="layout" svg:width="6.62cm" svg:height="7.282cm" draw:transform="skewX (0.000174532925199436) rotate (-0.429176463065406) translate (11.431cm 4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9" draw:layer="layout" svg:width="4.6cm" svg:height="3.718cm" svg:x="9.8cm" svg:y="6cm">
          <draw:text-box>
            <text:p><text:span text:style-name="T8">3</text:span></text:p>
          </draw:text-box>
        </draw:frame>
        <draw:frame draw:style-name="gr13" draw:text-style-name="P19" draw:layer="layout" svg:width="2.444cm" svg:height="3.718cm" svg:x="10.356cm" svg:y="10.482cm">
          <draw:text-box>
            <text:p><text:span text:style-name="T8">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6.62cm" svg:height="7.282cm" draw:transform="skewX (0.000174532925199436) rotate (-0.429176463065406) translate (11.431cm 4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22" draw:text-style-name="P14" draw:layer="layout" svg:width="8.279cm" svg:height="2.759cm" draw:transform="rotate (-2.12877808865748) translate (16.124779181019cm 5.2365795564448cm)" svg:viewBox="0 0 8280 2760" svg:d="M0 45c948-170 1848 210 2812 63 910-138 1807 173 2719 470 855 278 1416 798 1978 1365l389 623 382 194">
          <text:p/>
        </draw:path>
        <draw:frame draw:style-name="gr23" draw:text-style-name="P27" draw:layer="layout" svg:width="10.518cm" svg:height="10.652cm" svg:x="17.201cm" svg:y="3cm">
          <draw:text-box>
            <text:p>Pas</text:p>
            <text:p>d’angle</text:p>
            <text:p>droit :</text:p>
          </draw:text-box>
        </draw:frame>
        <draw:frame draw:style-name="gr24" draw:text-style-name="P28" draw:layer="layout" svg:width="27.265cm" svg:height="7.185cm" svg:x="0.601cm" svg:y="14.081cm">
          <draw:text-box>
            <text:p>on ne peut pas</text:p>
            <text:p>utiliser le théorème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1.918cm 5.3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9.2cm 12.145cm)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9cm" svg:y1="12.9cm" svg:x2="11.8cm" svg:y2="13.9cm">
          <text:p/>
        </draw:line>
        <draw:frame draw:style-name="gr13" draw:text-style-name="P19" draw:layer="layout" svg:width="4cm" svg:height="3.718cm" svg:x="7.2cm" svg:y="6.7cm">
          <draw:text-box>
            <text:p><text:span text:style-name="T8">11</text:span></text:p>
          </draw:text-box>
        </draw:frame>
        <draw:frame draw:style-name="gr13" draw:text-style-name="P19" draw:layer="layout" svg:width="4.4cm" svg:height="3.718cm" svg:x="11.2cm" svg:y="7.782cm">
          <draw:text-box>
            <text:p><text:span text:style-name="T8">12</text:span></text:p>
          </draw:text-box>
        </draw:frame>
        <draw:frame draw:style-name="gr13" draw:text-style-name="P19" draw:layer="layout" svg:width="2.2cm" svg:height="3.718cm" svg:x="8.8cm" svg:y="13.285cm">
          <draw:text-box>
            <text:p><text:span text:style-name="T8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1.918cm 5.3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9.2cm 12.145cm)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9cm" svg:y1="12.9cm" svg:x2="11.8cm" svg:y2="13.9cm">
          <text:p/>
        </draw:line>
        <draw:frame draw:style-name="gr13" draw:text-style-name="P19" draw:layer="layout" svg:width="4cm" svg:height="3.718cm" svg:x="7.2cm" svg:y="6.7cm">
          <draw:text-box>
            <text:p><text:span text:style-name="T8">11</text:span></text:p>
          </draw:text-box>
        </draw:frame>
        <draw:frame draw:style-name="gr13" draw:text-style-name="P19" draw:layer="layout" svg:width="4.4cm" svg:height="3.718cm" svg:x="11.2cm" svg:y="7.782cm">
          <draw:text-box>
            <text:p><text:span text:style-name="T8">12</text:span></text:p>
          </draw:text-box>
        </draw:frame>
        <draw:frame draw:style-name="gr11" draw:text-style-name="P17" draw:layer="layout" svg:width="16.146cm" svg:height="3.11cm" svg:x="4.235cm" svg:y="14.09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1.518cm 4.88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8.8cm 11.727cm)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12.2cm" svg:y1="4.882cm" svg:x2="12.2cm" svg:y2="12.882cm">
          <text:p/>
        </draw:line>
        <draw:frame draw:style-name="gr13" draw:text-style-name="P19" draw:layer="layout" svg:width="2.2cm" svg:height="3.718cm" svg:x="12.4cm" svg:y="7.082cm">
          <draw:text-box>
            <text:p><text:span text:style-name="T8">?</text:span></text:p>
          </draw:text-box>
        </draw:frame>
        <draw:frame draw:style-name="gr11" draw:text-style-name="P17" draw:layer="layout" svg:width="4.882cm" svg:height="2.762cm" svg:x="6cm" svg:y="6.83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17" draw:layer="layout" svg:width="3.726cm" svg:height="2.762cm" svg:x="7.8cm" svg:y="12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1.518cm 4.88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8.8cm 11.727cm)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12.2cm" svg:y1="4.882cm" svg:x2="12.2cm" svg:y2="12.882cm">
          <text:p/>
        </draw:line>
        <draw:frame draw:style-name="gr11" draw:text-style-name="P17" draw:layer="layout" svg:width="4.882cm" svg:height="2.762cm" svg:x="6cm" svg:y="6.83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17" draw:layer="layout" svg:width="3.726cm" svg:height="2.762cm" svg:x="7.8cm" svg:y="12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1" draw:text-style-name="P17" draw:layer="layout" svg:width="15.232cm" svg:height="3.559cm" svg:x="11.6cm" svg:y="7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1.518cm 4.88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8.8cm 11.727cm)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12.2cm" svg:y1="4.882cm" svg:x2="12.2cm" svg:y2="12.882cm">
          <text:p/>
        </draw:line>
        <draw:frame draw:style-name="gr11" draw:text-style-name="P17" draw:layer="layout" svg:width="4.882cm" svg:height="2.762cm" svg:x="6cm" svg:y="6.83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17" draw:layer="layout" svg:width="3.726cm" svg:height="2.762cm" svg:x="7.8cm" svg:y="12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1" draw:text-style-name="P17" draw:layer="layout" svg:width="13.536cm" svg:height="2.761cm" svg:x="11.6cm" svg:y="7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1.518cm 4.88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8.8cm 11.727cm)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12.2cm" svg:y1="4.882cm" svg:x2="12.2cm" svg:y2="12.882cm">
          <text:p/>
        </draw:line>
        <draw:frame draw:style-name="gr13" draw:text-style-name="P19" draw:layer="layout" svg:width="2.444cm" svg:height="3.718cm" svg:x="8.356cm" svg:y="6.282cm">
          <draw:text-box>
            <text:p><text:span text:style-name="T8">e</text:span></text:p>
          </draw:text-box>
        </draw:frame>
        <draw:frame draw:style-name="gr13" draw:text-style-name="P19" draw:layer="layout" svg:width="2.444cm" svg:height="3.718cm" svg:x="9cm" svg:y="11.082cm">
          <draw:text-box>
            <text:p><text:span text:style-name="T8">g</text:span></text:p>
          </draw:text-box>
        </draw:frame>
        <draw:frame draw:style-name="gr25" draw:text-style-name="P19" draw:layer="layout" svg:width="3.743cm" svg:height="4.449cm" svg:x="12.257cm" svg:y="6.8cm">
          <draw:text-box>
            <text:p><text:span text:style-name="T8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1.518cm 4.88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8.8cm 11.727cm)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7.956cm" svg:height="3.11cm" svg:x="11.8cm" svg:y="7.282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line draw:style-name="gr12" draw:text-style-name="P18" draw:layer="layout" svg:x1="12.2cm" svg:y1="4.882cm" svg:x2="12.2cm" svg:y2="12.882cm">
          <text:p/>
        </draw:line>
        <draw:frame draw:style-name="gr13" draw:text-style-name="P19" draw:layer="layout" svg:width="2.444cm" svg:height="3.718cm" svg:x="8.356cm" svg:y="6.282cm">
          <draw:text-box>
            <text:p><text:span text:style-name="T8">e</text:span></text:p>
          </draw:text-box>
        </draw:frame>
        <draw:frame draw:style-name="gr13" draw:text-style-name="P19" draw:layer="layout" svg:width="2.444cm" svg:height="3.718cm" svg:x="9cm" svg:y="11.082cm">
          <draw:text-box>
            <text:p><text:span text:style-name="T8">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Standard" presentation:presentation-page-layout-name="AL1T0">
        <office:forms form:automatic-focus="false" form:apply-design-mode="false"/>
        <draw:frame presentation:style-name="pr6" draw:text-style-name="P22" draw:layer="layout" svg:width="28.021cm" svg:height="9.463cm" svg:x="0.038cm" svg:y="4.559cm" presentation:class="title" presentation:user-transformed="true">
          <draw:text-box>
            <text:p><text:span text:style-name="T10">Déf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2.256cm" svg:height="5.566cm" draw:transform="skewX (-0.000349065850398821) rotate (-0.376118453804779) translate (8.722cm 6.66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6.005cm" svg:height="6.005cm" svg:x="8.795cm" svg:y="6.6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2.265cm" svg:height="2.265cm" draw:transform="skewX (-0.000523598775598332) rotate (-0.370882466048795) translate (6.657cm 11.868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5.503cm" svg:height="5.503cm" draw:transform="rotate (-0.380132711084365) translate (3.574cm 4.6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0.863cm" svg:height="0.863cm" draw:transform="rotate (1.16204021597782) translate (6.678cm 11.814cm)">
          <text:p/>
          <draw:enhanced-geometry svg:viewBox="0 0 21600 21600" draw:type="rectangle" draw:enhanced-path="M 0 0 L 21600 0 21600 21600 0 21600 0 0 Z N"/>
        </draw:custom-shape>
        <draw:frame draw:style-name="gr31" draw:text-style-name="P24" draw:layer="layout" svg:width="5.369cm" svg:height="8.027cm" svg:x="3.132cm" svg:y="6.258cm">
          <draw:text-box>
            <text:p><text:span text:style-name="T12">50</text:span></text:p>
          </draw:text-box>
        </draw:frame>
        <draw:custom-shape draw:style-name="gr32" draw:text-style-name="P6" draw:layer="layout" svg:width="2.451cm" svg:height="6.049cm" draw:transform="skewX (-0.000523598775598299) rotate (-3.12501202569585) translate (17.352cm 12.683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29" draw:layer="layout" svg:width="6.525cm" svg:height="6.527cm" draw:transform="skewX (0.000349065850398887) rotate (-2.74889357189107) translate (23.401cm 12.70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10" draw:layer="layout" svg:width="0.937cm" svg:height="0.939cm" draw:transform="skewX (-0.0010471975511966) rotate (-1.58685335591325) translate (15.84cm 6.66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30" draw:layer="layout" svg:width="2.465cm" svg:height="2.337cm" draw:transform="skewX (-0.000349065850398866) rotate (-0.00907571211037019) translate (14.935cm 4.278cm)">
          <text:p/>
          <draw:enhanced-geometry svg:viewBox="0 0 21600 21600" draw:type="rectangle" draw:enhanced-path="M 0 0 L 21600 0 21600 21600 0 21600 0 0 Z N"/>
        </draw:custom-shape>
        <draw:frame draw:style-name="gr36" draw:text-style-name="P31" draw:layer="layout" svg:width="4.444cm" svg:height="3.776cm" svg:x="5.2cm" svg:y="11.6cm">
          <draw:text-box>
            <text:p><text:span text:style-name="T15">12</text:span></text:p>
          </draw:text-box>
        </draw:frame>
        <draw:frame draw:style-name="gr13" draw:text-style-name="P19" draw:layer="layout" svg:width="4.444cm" svg:height="3.718cm" svg:x="18cm" svg:y="8.882cm">
          <draw:text-box>
            <text:p><text:span text:style-name="T8">?</text:span></text:p>
          </draw:text-box>
        </draw:frame>
        <draw:frame draw:style-name="gr36" draw:text-style-name="P32" draw:layer="layout" svg:width="4.444cm" svg:height="3.776cm" svg:x="14.156cm" svg:y="3.624cm">
          <draw:text-box>
            <text:p><text:span text:style-name="T16">1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2.256cm" svg:height="5.566cm" draw:transform="skewX (-0.000349065850398821) rotate (-0.376118453804779) translate (8.722cm 6.66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6.005cm" svg:height="6.005cm" svg:x="8.795cm" svg:y="6.6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2.265cm" svg:height="2.265cm" draw:transform="skewX (-0.000523598775598332) rotate (-0.370882466048795) translate (6.657cm 11.868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5.503cm" svg:height="5.503cm" draw:transform="rotate (-0.380132711084365) translate (3.574cm 4.6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0.863cm" svg:height="0.863cm" draw:transform="rotate (1.16204021597782) translate (6.678cm 11.814cm)">
          <text:p/>
          <draw:enhanced-geometry svg:viewBox="0 0 21600 21600" draw:type="rectangle" draw:enhanced-path="M 0 0 L 21600 0 21600 21600 0 21600 0 0 Z N"/>
        </draw:custom-shape>
        <draw:frame draw:style-name="gr31" draw:text-style-name="P24" draw:layer="layout" svg:width="5.369cm" svg:height="8.027cm" svg:x="3.132cm" svg:y="6.258cm">
          <draw:text-box>
            <text:p><text:span text:style-name="T12">50</text:span></text:p>
          </draw:text-box>
        </draw:frame>
        <draw:custom-shape draw:style-name="gr32" draw:text-style-name="P6" draw:layer="layout" svg:width="2.451cm" svg:height="6.049cm" draw:transform="skewX (-0.000523598775598299) rotate (-3.12501202569585) translate (17.352cm 12.683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29" draw:layer="layout" svg:width="6.525cm" svg:height="6.527cm" draw:transform="skewX (0.000349065850398887) rotate (-2.74889357189107) translate (23.401cm 12.70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10" draw:layer="layout" svg:width="0.937cm" svg:height="0.939cm" draw:transform="skewX (-0.0010471975511966) rotate (-1.58685335591325) translate (15.84cm 6.66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30" draw:layer="layout" svg:width="2.465cm" svg:height="2.337cm" draw:transform="skewX (-0.000349065850398866) rotate (-0.00907571211037019) translate (14.935cm 4.278cm)">
          <text:p/>
          <draw:enhanced-geometry svg:viewBox="0 0 21600 21600" draw:type="rectangle" draw:enhanced-path="M 0 0 L 21600 0 21600 21600 0 21600 0 0 Z N"/>
        </draw:custom-shape>
        <draw:frame draw:style-name="gr36" draw:text-style-name="P31" draw:layer="layout" svg:width="4.444cm" svg:height="3.776cm" svg:x="5.2cm" svg:y="11.6cm">
          <draw:text-box>
            <text:p><text:span text:style-name="T15">12</text:span></text:p>
          </draw:text-box>
        </draw:frame>
        <draw:frame draw:style-name="gr13" draw:text-style-name="P19" draw:layer="layout" svg:width="4.444cm" svg:height="3.718cm" svg:x="18cm" svg:y="8.882cm">
          <draw:text-box>
            <text:p><text:span text:style-name="T8">?</text:span></text:p>
          </draw:text-box>
        </draw:frame>
        <draw:frame draw:style-name="gr36" draw:text-style-name="P32" draw:layer="layout" svg:width="4.444cm" svg:height="3.776cm" svg:x="14.156cm" svg:y="3.624cm">
          <draw:text-box>
            <text:p><text:span text:style-name="T16">16</text:span></text:p>
          </draw:text-box>
        </draw:frame>
        <draw:frame draw:style-name="gr20" draw:text-style-name="P26" draw:layer="layout" svg:width="4.444cm" svg:height="5.176cm" svg:x="9.644cm" svg:y="7.8cm">
          <draw:text-box>
            <text:p><text:span text:style-name="T14">6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2.256cm" svg:height="5.566cm" draw:transform="skewX (-0.000349065850398821) rotate (-0.376118453804779) translate (8.722cm 6.66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6.005cm" svg:height="6.005cm" svg:x="8.795cm" svg:y="6.6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2.265cm" svg:height="2.265cm" draw:transform="skewX (-0.000523598775598332) rotate (-0.370882466048795) translate (6.657cm 11.868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5.503cm" svg:height="5.503cm" draw:transform="rotate (-0.380132711084365) translate (3.574cm 4.6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0.863cm" svg:height="0.863cm" draw:transform="rotate (1.16204021597782) translate (6.678cm 11.814cm)">
          <text:p/>
          <draw:enhanced-geometry svg:viewBox="0 0 21600 21600" draw:type="rectangle" draw:enhanced-path="M 0 0 L 21600 0 21600 21600 0 21600 0 0 Z N"/>
        </draw:custom-shape>
        <draw:frame draw:style-name="gr31" draw:text-style-name="P24" draw:layer="layout" svg:width="5.369cm" svg:height="8.027cm" svg:x="3.132cm" svg:y="6.258cm">
          <draw:text-box>
            <text:p><text:span text:style-name="T12">50</text:span></text:p>
          </draw:text-box>
        </draw:frame>
        <draw:custom-shape draw:style-name="gr32" draw:text-style-name="P6" draw:layer="layout" svg:width="2.451cm" svg:height="6.049cm" draw:transform="skewX (-0.000523598775598299) rotate (-3.12501202569585) translate (17.352cm 12.683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29" draw:layer="layout" svg:width="6.525cm" svg:height="6.527cm" draw:transform="skewX (0.000349065850398887) rotate (-2.74889357189107) translate (23.401cm 12.70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10" draw:layer="layout" svg:width="0.937cm" svg:height="0.939cm" draw:transform="skewX (-0.0010471975511966) rotate (-1.58685335591325) translate (15.84cm 6.66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30" draw:layer="layout" svg:width="2.465cm" svg:height="2.337cm" draw:transform="skewX (-0.000349065850398866) rotate (-0.00907571211037019) translate (14.935cm 4.278cm)">
          <text:p/>
          <draw:enhanced-geometry svg:viewBox="0 0 21600 21600" draw:type="rectangle" draw:enhanced-path="M 0 0 L 21600 0 21600 21600 0 21600 0 0 Z N"/>
        </draw:custom-shape>
        <draw:frame draw:style-name="gr36" draw:text-style-name="P31" draw:layer="layout" svg:width="4.444cm" svg:height="3.776cm" svg:x="5.2cm" svg:y="11.6cm">
          <draw:text-box>
            <text:p><text:span text:style-name="T15">12</text:span></text:p>
          </draw:text-box>
        </draw:frame>
        <draw:frame draw:style-name="gr13" draw:text-style-name="P19" draw:layer="layout" svg:width="4.444cm" svg:height="3.718cm" svg:x="17.156cm" svg:y="9.006cm">
          <draw:text-box>
            <text:p><text:span text:style-name="T8">78</text:span></text:p>
          </draw:text-box>
        </draw:frame>
        <draw:frame draw:style-name="gr36" draw:text-style-name="P32" draw:layer="layout" svg:width="4.444cm" svg:height="3.776cm" svg:x="14.156cm" svg:y="3.624cm">
          <draw:text-box>
            <text:p><text:span text:style-name="T16">16</text:span></text:p>
          </draw:text-box>
        </draw:frame>
        <draw:frame draw:style-name="gr20" draw:text-style-name="P26" draw:layer="layout" svg:width="4.444cm" svg:height="5.176cm" svg:x="9.644cm" svg:y="7.8cm">
          <draw:text-box>
            <text:p><text:span text:style-name="T14">6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2.256cm" svg:height="5.566cm" draw:transform="skewX (-0.000349065850398821) rotate (-0.376118453804779) translate (8.722cm 6.66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6.005cm" svg:height="6.005cm" svg:x="8.795cm" svg:y="6.6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2.265cm" svg:height="2.265cm" draw:transform="skewX (-0.000523598775598332) rotate (-0.370882466048795) translate (6.657cm 11.868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5.503cm" svg:height="5.503cm" draw:transform="rotate (-0.380132711084365) translate (3.574cm 4.6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0.863cm" svg:height="0.863cm" draw:transform="rotate (1.16204021597782) translate (6.678cm 11.814cm)">
          <text:p/>
          <draw:enhanced-geometry svg:viewBox="0 0 21600 21600" draw:type="rectangle" draw:enhanced-path="M 0 0 L 21600 0 21600 21600 0 21600 0 0 Z N"/>
        </draw:custom-shape>
        <draw:frame draw:style-name="gr31" draw:text-style-name="P24" draw:layer="layout" svg:width="6.301cm" svg:height="8.027cm" svg:x="2.2cm" svg:y="6.258cm">
          <draw:text-box>
            <text:p><text:span text:style-name="T12">500</text:span></text:p>
          </draw:text-box>
        </draw:frame>
        <draw:custom-shape draw:style-name="gr32" draw:text-style-name="P6" draw:layer="layout" svg:width="2.451cm" svg:height="6.049cm" draw:transform="skewX (-0.000523598775598299) rotate (-3.12501202569585) translate (17.352cm 12.683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29" draw:layer="layout" svg:width="6.525cm" svg:height="6.527cm" draw:transform="skewX (0.000349065850398887) rotate (-2.74889357189107) translate (23.401cm 12.70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30" draw:layer="layout" svg:width="2.465cm" svg:height="2.337cm" draw:transform="skewX (-0.000349065850398866) rotate (-0.00907571211037019) translate (14.935cm 4.278cm)">
          <text:p/>
          <draw:enhanced-geometry svg:viewBox="0 0 21600 21600" draw:type="rectangle" draw:enhanced-path="M 0 0 L 21600 0 21600 21600 0 21600 0 0 Z N"/>
        </draw:custom-shape>
        <draw:frame draw:style-name="gr36" draw:text-style-name="P31" draw:layer="layout" svg:width="4.444cm" svg:height="3.776cm" svg:x="5.2cm" svg:y="11.6cm">
          <draw:text-box>
            <text:p><text:span text:style-name="T15">89</text:span></text:p>
          </draw:text-box>
        </draw:frame>
        <draw:frame draw:style-name="gr13" draw:text-style-name="P19" draw:layer="layout" svg:width="4.444cm" svg:height="3.718cm" svg:x="18cm" svg:y="8.882cm">
          <draw:text-box>
            <text:p><text:span text:style-name="T8">?</text:span></text:p>
          </draw:text-box>
        </draw:frame>
        <draw:frame draw:style-name="gr36" draw:text-style-name="P32" draw:layer="layout" svg:width="4.444cm" svg:height="3.776cm" svg:x="14.156cm" svg:y="3.624cm">
          <draw:text-box>
            <text:p><text:span text:style-name="T16">1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2.256cm" svg:height="5.566cm" draw:transform="skewX (-0.000349065850398821) rotate (-0.376118453804779) translate (8.722cm 6.66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6.005cm" svg:height="6.005cm" svg:x="8.795cm" svg:y="6.6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2.265cm" svg:height="2.265cm" draw:transform="skewX (-0.000523598775598332) rotate (-0.370882466048795) translate (6.657cm 11.868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5.503cm" svg:height="5.503cm" draw:transform="rotate (-0.380132711084365) translate (3.574cm 4.6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0.863cm" svg:height="0.863cm" draw:transform="rotate (1.16204021597782) translate (6.678cm 11.814cm)">
          <text:p/>
          <draw:enhanced-geometry svg:viewBox="0 0 21600 21600" draw:type="rectangle" draw:enhanced-path="M 0 0 L 21600 0 21600 21600 0 21600 0 0 Z N"/>
        </draw:custom-shape>
        <draw:frame draw:style-name="gr31" draw:text-style-name="P24" draw:layer="layout" svg:width="6.301cm" svg:height="8.027cm" svg:x="2.2cm" svg:y="6.258cm">
          <draw:text-box>
            <text:p><text:span text:style-name="T12">500</text:span></text:p>
          </draw:text-box>
        </draw:frame>
        <draw:custom-shape draw:style-name="gr32" draw:text-style-name="P6" draw:layer="layout" svg:width="2.451cm" svg:height="6.049cm" draw:transform="skewX (-0.000523598775598299) rotate (-3.12501202569585) translate (17.352cm 12.683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29" draw:layer="layout" svg:width="6.525cm" svg:height="6.527cm" draw:transform="skewX (0.000349065850398887) rotate (-2.74889357189107) translate (23.401cm 12.70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30" draw:layer="layout" svg:width="2.465cm" svg:height="2.337cm" draw:transform="skewX (-0.000349065850398866) rotate (-0.00907571211037019) translate (14.935cm 4.278cm)">
          <text:p/>
          <draw:enhanced-geometry svg:viewBox="0 0 21600 21600" draw:type="rectangle" draw:enhanced-path="M 0 0 L 21600 0 21600 21600 0 21600 0 0 Z N"/>
        </draw:custom-shape>
        <draw:frame draw:style-name="gr36" draw:text-style-name="P31" draw:layer="layout" svg:width="4.444cm" svg:height="3.776cm" svg:x="5.2cm" svg:y="11.6cm">
          <draw:text-box>
            <text:p><text:span text:style-name="T15">89</text:span></text:p>
          </draw:text-box>
        </draw:frame>
        <draw:frame draw:style-name="gr13" draw:text-style-name="P19" draw:layer="layout" svg:width="4.444cm" svg:height="3.718cm" svg:x="18cm" svg:y="8.882cm">
          <draw:text-box>
            <text:p><text:span text:style-name="T8">?</text:span></text:p>
          </draw:text-box>
        </draw:frame>
        <draw:frame draw:style-name="gr36" draw:text-style-name="P32" draw:layer="layout" svg:width="4.444cm" svg:height="3.776cm" svg:x="14.156cm" svg:y="3.624cm">
          <draw:text-box>
            <text:p><text:span text:style-name="T16">11</text:span></text:p>
          </draw:text-box>
        </draw:frame>
        <draw:frame draw:style-name="gr13" draw:text-style-name="P26" draw:layer="layout" svg:width="5.798cm" svg:height="3.718cm" svg:x="9cm" svg:y="7.8cm">
          <draw:text-box>
            <text:p><text:span text:style-name="T14">58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2.256cm" svg:height="5.566cm" draw:transform="skewX (-0.000349065850398821) rotate (-0.376118453804779) translate (8.722cm 6.66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6.005cm" svg:height="6.005cm" svg:x="8.795cm" svg:y="6.6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2.265cm" svg:height="2.265cm" draw:transform="skewX (-0.000523598775598332) rotate (-0.370882466048795) translate (6.657cm 11.868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5.503cm" svg:height="5.503cm" draw:transform="rotate (-0.380132711084365) translate (3.574cm 4.6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0.863cm" svg:height="0.863cm" draw:transform="rotate (1.16204021597782) translate (6.678cm 11.814cm)">
          <text:p/>
          <draw:enhanced-geometry svg:viewBox="0 0 21600 21600" draw:type="rectangle" draw:enhanced-path="M 0 0 L 21600 0 21600 21600 0 21600 0 0 Z N"/>
        </draw:custom-shape>
        <draw:frame draw:style-name="gr31" draw:text-style-name="P24" draw:layer="layout" svg:width="6.301cm" svg:height="8.027cm" svg:x="2.2cm" svg:y="6.258cm">
          <draw:text-box>
            <text:p><text:span text:style-name="T12">500</text:span></text:p>
          </draw:text-box>
        </draw:frame>
        <draw:custom-shape draw:style-name="gr32" draw:text-style-name="P6" draw:layer="layout" svg:width="2.451cm" svg:height="6.049cm" draw:transform="skewX (-0.000523598775598299) rotate (-3.12501202569585) translate (17.352cm 12.683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29" draw:layer="layout" svg:width="6.525cm" svg:height="6.527cm" draw:transform="skewX (0.000349065850398887) rotate (-2.74889357189107) translate (23.401cm 12.70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30" draw:layer="layout" svg:width="2.465cm" svg:height="2.337cm" draw:transform="skewX (-0.000349065850398866) rotate (-0.00907571211037019) translate (14.935cm 4.278cm)">
          <text:p/>
          <draw:enhanced-geometry svg:viewBox="0 0 21600 21600" draw:type="rectangle" draw:enhanced-path="M 0 0 L 21600 0 21600 21600 0 21600 0 0 Z N"/>
        </draw:custom-shape>
        <draw:frame draw:style-name="gr36" draw:text-style-name="P31" draw:layer="layout" svg:width="4.444cm" svg:height="3.776cm" svg:x="5.2cm" svg:y="11.6cm">
          <draw:text-box>
            <text:p><text:span text:style-name="T15">89</text:span></text:p>
          </draw:text-box>
        </draw:frame>
        <draw:frame draw:style-name="gr36" draw:text-style-name="P32" draw:layer="layout" svg:width="4.444cm" svg:height="3.776cm" svg:x="14.156cm" svg:y="3.624cm">
          <draw:text-box>
            <text:p><text:span text:style-name="T16">11</text:span></text:p>
          </draw:text-box>
        </draw:frame>
        <draw:frame draw:style-name="gr13" draw:text-style-name="P26" draw:layer="layout" svg:width="5.798cm" svg:height="3.718cm" svg:x="9cm" svg:y="7.8cm">
          <draw:text-box>
            <text:p><text:span text:style-name="T14">589</text:span></text:p>
          </draw:text-box>
        </draw:frame>
        <draw:path draw:style-name="gr22" draw:text-style-name="P14" draw:layer="layout" svg:width="8.279cm" svg:height="2.759cm" draw:transform="rotate (2.77472444482058) translate (21.984375201868cm 12.7461504566902cm)" svg:viewBox="0 0 8280 2760" svg:d="M0 45c948-170 1848 210 2812 63 910-138 1807 173 2719 470 855 278 1416 798 1978 1365l389 623 382 194">
          <text:p/>
        </draw:path>
        <draw:frame draw:style-name="gr23" draw:text-style-name="P27" draw:layer="layout" svg:width="10.518cm" svg:height="10.652cm" svg:x="17.282cm" svg:y="8cm">
          <draw:text-box>
            <text:p>Pas</text:p>
            <text:p>d’angle</text:p>
            <text:p>droit !</text:p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2.256cm" svg:height="5.566cm" draw:transform="skewX (-0.000349065850398821) rotate (-0.376118453804779) translate (8.722cm 6.66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6.005cm" svg:height="6.005cm" svg:x="8.795cm" svg:y="6.6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0.863cm" svg:height="0.863cm" draw:transform="rotate (1.16204021597782) translate (6.678cm 11.814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2.451cm" svg:height="6.049cm" draw:transform="skewX (-0.000523598775598299) rotate (-3.12501202569585) translate (17.352cm 12.683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0" draw:layer="layout" svg:width="0.937cm" svg:height="0.939cm" draw:transform="skewX (-0.0010471975511966) rotate (-1.58685335591325) translate (15.84cm 6.666cm)">
          <text:p/>
          <draw:enhanced-geometry svg:viewBox="0 0 21600 21600" draw:mirror-horizontal="true" draw:type="rectangle" draw:enhanced-path="M 0 0 L 21600 0 21600 21600 0 21600 0 0 Z N"/>
        </draw:custom-shape>
        <draw:frame draw:style-name="gr37" draw:text-style-name="P33" draw:layer="layout" svg:width="1.8cm" svg:height="2.618cm" svg:x="6.8cm" svg:y="11.582cm">
          <draw:text-box>
            <text:p><text:span text:style-name="T17">6</text:span></text:p>
          </draw:text-box>
        </draw:frame>
        <draw:frame draw:style-name="gr37" draw:text-style-name="P33" draw:layer="layout" svg:width="1.8cm" svg:height="2.618cm" svg:x="6.6cm" svg:y="7.782cm">
          <draw:text-box>
            <text:p><text:span text:style-name="T17">8</text:span></text:p>
          </draw:text-box>
        </draw:frame>
        <draw:frame draw:style-name="gr37" draw:text-style-name="P33" draw:layer="layout" svg:width="1.8cm" svg:height="2.618cm" svg:x="15.2cm" svg:y="4.4cm">
          <draw:text-box>
            <text:p><text:span text:style-name="T17">7</text:span></text:p>
          </draw:text-box>
        </draw:frame>
        <draw:line draw:style-name="gr12" draw:text-style-name="P18" draw:layer="layout" svg:x1="17.8cm" svg:y1="7cm" svg:x2="15.6cm" svg:y2="12.724cm">
          <text:p/>
        </draw:line>
        <draw:frame draw:style-name="gr13" draw:text-style-name="P19" draw:layer="layout" svg:width="2.2cm" svg:height="3.718cm" svg:x="16.8cm" svg:y="8.082cm">
          <draw:text-box>
            <text:p><text:span text:style-name="T8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2.256cm" svg:height="5.566cm" draw:transform="skewX (-0.000349065850398821) rotate (-0.376118453804779) translate (8.722cm 6.66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6.005cm" svg:height="6.005cm" svg:x="8.795cm" svg:y="6.6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0.863cm" svg:height="0.863cm" draw:transform="rotate (1.16204021597782) translate (6.678cm 11.814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2.451cm" svg:height="6.049cm" draw:transform="skewX (-0.000523598775598299) rotate (-3.12501202569585) translate (17.352cm 12.683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0" draw:layer="layout" svg:width="0.937cm" svg:height="0.939cm" draw:transform="skewX (-0.0010471975511966) rotate (-1.58685335591325) translate (15.84cm 6.666cm)">
          <text:p/>
          <draw:enhanced-geometry svg:viewBox="0 0 21600 21600" draw:mirror-horizontal="true" draw:type="rectangle" draw:enhanced-path="M 0 0 L 21600 0 21600 21600 0 21600 0 0 Z N"/>
        </draw:custom-shape>
        <draw:frame draw:style-name="gr37" draw:text-style-name="P33" draw:layer="layout" svg:width="1.8cm" svg:height="2.618cm" svg:x="6.8cm" svg:y="11.582cm">
          <draw:text-box>
            <text:p><text:span text:style-name="T17">6</text:span></text:p>
          </draw:text-box>
        </draw:frame>
        <draw:frame draw:style-name="gr37" draw:text-style-name="P33" draw:layer="layout" svg:width="1.8cm" svg:height="2.618cm" svg:x="6.6cm" svg:y="7.782cm">
          <draw:text-box>
            <text:p><text:span text:style-name="T17">8</text:span></text:p>
          </draw:text-box>
        </draw:frame>
        <draw:frame draw:style-name="gr37" draw:text-style-name="P33" draw:layer="layout" svg:width="1.8cm" svg:height="2.618cm" svg:x="15.2cm" svg:y="4.4cm">
          <draw:text-box>
            <text:p><text:span text:style-name="T17">7</text:span></text:p>
          </draw:text-box>
        </draw:frame>
        <draw:frame draw:style-name="gr13" draw:text-style-name="P26" draw:layer="layout" svg:width="5.798cm" svg:height="3.718cm" svg:x="9cm" svg:y="7.8cm">
          <draw:text-box>
            <text:p><text:span text:style-name="T14">100</text:span></text:p>
          </draw:text-box>
        </draw:frame>
        <draw:line draw:style-name="gr12" draw:text-style-name="P18" draw:layer="layout" svg:x1="17.8cm" svg:y1="7cm" svg:x2="15.6cm" svg:y2="12.724cm">
          <text:p/>
        </draw:line>
        <draw:frame draw:style-name="gr13" draw:text-style-name="P19" draw:layer="layout" svg:width="2.2cm" svg:height="3.718cm" svg:x="16.8cm" svg:y="8.082cm">
          <draw:text-box>
            <text:p><text:span text:style-name="T8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2.256cm" svg:height="5.566cm" draw:transform="skewX (-0.000349065850398821) rotate (-0.376118453804779) translate (8.722cm 6.66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6.005cm" svg:height="6.005cm" svg:x="8.795cm" svg:y="6.6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0.863cm" svg:height="0.863cm" draw:transform="rotate (1.16204021597782) translate (6.678cm 11.814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2.451cm" svg:height="6.049cm" draw:transform="skewX (-0.000523598775598299) rotate (-3.12501202569585) translate (17.352cm 12.683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0" draw:layer="layout" svg:width="0.937cm" svg:height="0.939cm" draw:transform="skewX (-0.0010471975511966) rotate (-1.58685335591325) translate (15.84cm 6.666cm)">
          <text:p/>
          <draw:enhanced-geometry svg:viewBox="0 0 21600 21600" draw:mirror-horizontal="true" draw:type="rectangle" draw:enhanced-path="M 0 0 L 21600 0 21600 21600 0 21600 0 0 Z N"/>
        </draw:custom-shape>
        <draw:frame draw:style-name="gr37" draw:text-style-name="P33" draw:layer="layout" svg:width="1.8cm" svg:height="2.618cm" svg:x="6.8cm" svg:y="11.582cm">
          <draw:text-box>
            <text:p><text:span text:style-name="T17">6</text:span></text:p>
          </draw:text-box>
        </draw:frame>
        <draw:frame draw:style-name="gr37" draw:text-style-name="P33" draw:layer="layout" svg:width="1.8cm" svg:height="2.618cm" svg:x="6.6cm" svg:y="7.782cm">
          <draw:text-box>
            <text:p><text:span text:style-name="T17">8</text:span></text:p>
          </draw:text-box>
        </draw:frame>
        <draw:frame draw:style-name="gr37" draw:text-style-name="P33" draw:layer="layout" svg:width="1.8cm" svg:height="2.618cm" svg:x="15.2cm" svg:y="4.4cm">
          <draw:text-box>
            <text:p><text:span text:style-name="T17">7</text:span></text:p>
          </draw:text-box>
        </draw:frame>
        <draw:frame draw:style-name="gr38" draw:text-style-name="P33" draw:layer="layout" svg:width="3.2cm" svg:height="4.985cm" svg:x="12.6cm" svg:y="8.415cm">
          <draw:text-box>
            <text:p><text:span text:style-name="T17">10</text:span></text:p>
          </draw:text-box>
        </draw:frame>
        <draw:line draw:style-name="gr12" draw:text-style-name="P18" draw:layer="layout" svg:x1="17.8cm" svg:y1="7cm" svg:x2="15.6cm" svg:y2="12.724cm">
          <text:p/>
        </draw:line>
        <draw:frame draw:style-name="gr13" draw:text-style-name="P19" draw:layer="layout" svg:width="2.2cm" svg:height="3.718cm" svg:x="16.8cm" svg:y="8.082cm">
          <draw:text-box>
            <text:p><text:span text:style-name="T8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2.256cm" svg:height="5.566cm" draw:transform="skewX (-0.000349065850398821) rotate (-0.376118453804779) translate (8.722cm 6.66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6.005cm" svg:height="6.005cm" svg:x="8.795cm" svg:y="6.6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0.863cm" svg:height="0.863cm" draw:transform="rotate (1.16204021597782) translate (6.678cm 11.814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2.451cm" svg:height="6.049cm" draw:transform="skewX (-0.000523598775598299) rotate (-3.12501202569585) translate (17.352cm 12.683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0" draw:layer="layout" svg:width="0.937cm" svg:height="0.939cm" draw:transform="skewX (-0.0010471975511966) rotate (-1.58685335591325) translate (15.84cm 6.666cm)">
          <text:p/>
          <draw:enhanced-geometry svg:viewBox="0 0 21600 21600" draw:mirror-horizontal="true" draw:type="rectangle" draw:enhanced-path="M 0 0 L 21600 0 21600 21600 0 21600 0 0 Z N"/>
        </draw:custom-shape>
        <draw:frame draw:style-name="gr37" draw:text-style-name="P33" draw:layer="layout" svg:width="1.8cm" svg:height="2.618cm" svg:x="6.8cm" svg:y="11.582cm">
          <draw:text-box>
            <text:p><text:span text:style-name="T17">6</text:span></text:p>
          </draw:text-box>
        </draw:frame>
        <draw:frame draw:style-name="gr37" draw:text-style-name="P33" draw:layer="layout" svg:width="1.8cm" svg:height="2.618cm" svg:x="6.6cm" svg:y="7.782cm">
          <draw:text-box>
            <text:p><text:span text:style-name="T17">8</text:span></text:p>
          </draw:text-box>
        </draw:frame>
        <draw:frame draw:style-name="gr37" draw:text-style-name="P33" draw:layer="layout" svg:width="1.8cm" svg:height="2.618cm" svg:x="15.2cm" svg:y="4.4cm">
          <draw:text-box>
            <text:p><text:span text:style-name="T17">7</text:span></text:p>
          </draw:text-box>
        </draw:frame>
        <draw:frame draw:style-name="gr38" draw:text-style-name="P33" draw:layer="layout" svg:width="3.2cm" svg:height="4.985cm" svg:x="12.6cm" svg:y="8.415cm">
          <draw:text-box>
            <text:p><text:span text:style-name="T17">10</text:span></text:p>
          </draw:text-box>
        </draw:frame>
        <draw:frame draw:style-name="gr11" draw:text-style-name="P17" draw:layer="layout" svg:width="6.012cm" svg:height="2.761cm" svg:x="16.2cm" svg:y="8.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12" draw:text-style-name="P18" draw:layer="layout" svg:x1="17.8cm" svg:y1="7cm" svg:x2="15.6cm" svg:y2="12.724cm">
          <text:p/>
        </draw:lin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1.518cm 4.88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8.8cm 11.727cm)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12.2cm" svg:y1="4.882cm" svg:x2="12.2cm" svg:y2="12.882cm">
          <text:p/>
        </draw:line>
        <draw:frame draw:style-name="gr13" draw:text-style-name="P19" draw:layer="layout" svg:width="2.2cm" svg:height="3.718cm" svg:x="12.4cm" svg:y="7.082cm">
          <draw:text-box>
            <text:p><text:span text:style-name="T8">?</text:span></text:p>
          </draw:text-box>
        </draw:frame>
        <draw:frame draw:style-name="gr11" draw:text-style-name="P17" draw:layer="layout" svg:width="4.924cm" svg:height="2.762cm" svg:x="6cm" svg:y="6.8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17" draw:layer="layout" svg:width="2.314cm" svg:height="2.555cm" svg:x="9.2cm" svg:y="12.18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1.518cm 4.88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8.8cm 11.727cm)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12.2cm" svg:y1="4.882cm" svg:x2="12.2cm" svg:y2="12.882cm">
          <text:p/>
        </draw:line>
        <draw:frame draw:style-name="gr11" draw:text-style-name="P17" draw:layer="layout" svg:width="4.925cm" svg:height="2.762cm" svg:x="6cm" svg:y="6.83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7" draw:layer="layout" svg:width="2.314cm" svg:height="2.555cm" svg:x="9.286cm" svg:y="11.94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1" draw:text-style-name="P17" draw:layer="layout" svg:width="12.247cm" svg:height="3.559cm" svg:x="11.6cm" svg:y="7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7.4cm" draw:transform="skewX (8.38636433998178E-017) rotate (-0.376118453804779) translate (11.518cm 4.88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147cm" svg:height="1.147cm" draw:transform="rotate (1.16204021597782) translate (8.8cm 11.727cm)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12.2cm" svg:y1="4.882cm" svg:x2="12.2cm" svg:y2="12.882cm">
          <text:p/>
        </draw:line>
        <draw:frame draw:style-name="gr11" draw:text-style-name="P17" draw:layer="layout" svg:width="4.925cm" svg:height="2.762cm" svg:x="6cm" svg:y="6.83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1" draw:text-style-name="P17" draw:layer="layout" svg:width="2.314cm" svg:height="2.555cm" svg:x="9.086cm" svg:y="11.84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17" draw:layer="layout" svg:width="14.685cm" svg:height="2.761cm" svg:x="11.6cm" svg:y="7.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Standard" presentation:presentation-page-layout-name="AL1T0">
        <office:forms form:automatic-focus="false" form:apply-design-mode="false"/>
        <draw:frame presentation:style-name="pr7" draw:text-style-name="P21" draw:layer="layout" svg:width="22.4cm" svg:height="25.231cm" svg:x="3.2cm" svg:y="-2.539cm" presentation:class="title" presentation:user-transformed="true">
          <draw:text-box>
            <text:p>Bien<text:line-break/>joué !</text:p>
          </draw:text-box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Nouveau diaporama personnalisé" presentation:pages="page1"/>
      </presentation:settings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3" svg:font-family="Arial" style:font-family-generic="swiss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13" svg:d="M0 13l10-13 10 1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3" svg:stroke-width="0.1cm" svg:stroke-color="#ffffff" draw:marker-start-width="0.35cm" draw:marker-start-center="false" draw:marker-end-width="0.35cm" draw:marker-end-center="false" draw:fill="solid" draw:fill-color="#2a60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svg:stroke-color="#ffffff" draw:fill="none" draw:fill-gradient-name="Gradient_20_1" draw:fill-hatch-name="Hatching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ettre_5f_de_5f_question" style:display-name="lettre_de_question" style:family="graphic" style:parent-style-name="Text">
      <style:paragraph-properties fo:text-align="center"/>
    </style:style>
    <style:style style:name="Normal" style:family="graphic">
      <style:paragraph-properties style:text-autospace="none"/>
      <style:text-properties style:use-window-font-color="true" loext:opacity="0%" fo:font-size="12pt" fo:language="fr" fo:country="FR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1" style:font-family-asian="Arial" style:font-pitch-asian="variable" style:font-size-asian="18pt" style:font-weight-asian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1" style:font-family-asian="Arial" style:font-pitch-asian="variable" style:font-size-asian="16pt" style:font-weight-asian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1" style:font-family-asian="Arial" style:font-pitch-asian="variable" style:font-size-asian="14pt" style:font-weight-asian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Arial1" style:font-family-asian="Arial" style:font-pitch-asian="variable" style:font-size-asian="13pt" style:font-style-asian="italic" style:font-weight-asian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Arial1" style:font-family-asian="Arial" style:font-pitch-asian="variable" style:font-size-asian="11.5pt" style:font-weight-asian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Arial1" style:font-family-asian="Arial" style:font-pitch-asian="variable" style:font-size-asian="28pt" style:font-weight-asian="bold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Standard-background" style:family="presentation">
      <style:graphic-properties draw:stroke="none" draw:fill="none" draw:fill-color="#2a2240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8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ffffff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2a224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5cm" svg:x="1.4cm" svg:y="0.838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01T19:31:03.906000000</meta:creation-date>
    <dc:date>2022-01-13T11:38:30.329000000</dc:date>
    <meta:editing-duration>P1DT6H33M41S</meta:editing-duration>
    <meta:editing-cycles>335</meta:editing-cycles>
    <meta:generator>LibreOffice/7.0.1.2$Windows_X86_64 LibreOffice_project/7cbcfc562f6eb6708b5ff7d7397325de9e764452</meta:generator>
    <meta:document-statistic meta:object-count="570"/>
  </office:meta>
</office:document-meta>
</file>

<file path=Object 1/content.xml><?xml version="1.0" encoding="utf-8"?>
<math xmlns="http://www.w3.org/1998/Math/MathML" display="block">
  <semantics>
    <mstyle color="yellow">
      <msqrt>
        <mrow>
          <msup>
            <mrow>
              <mo fence="true" stretchy="false">(</mo>
              <mrow>
                <msqrt>
                  <mn>17</mn>
                </msqrt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sqrt>
                  <mn>7</mn>
                </msqrt>
              </mrow>
              <mo fence="true" stretchy="false">)</mo>
            </mrow>
            <mn>2</mn>
          </msup>
        </mrow>
      </msqrt>
    </mstyle>
    <annotation encoding="StarMath 5.0">color yellow sqrt {({sqrt 17})^2 + ({sqrt 7})^2}</annotation>
  </semantics>
</math>
</file>

<file path=Object 10/content.xml><?xml version="1.0" encoding="utf-8"?>
<math xmlns="http://www.w3.org/1998/Math/MathML" display="block">
  <semantics>
    <mn>6</mn>
    <annotation encoding="StarMath 5.0">6</annotation>
  </semantics>
</math>
</file>

<file path=Object 11/content.xml><?xml version="1.0" encoding="utf-8"?>
<math xmlns="http://www.w3.org/1998/Math/MathML" display="block">
  <semantics>
    <msqrt>
      <mn>34</mn>
    </msqrt>
    <annotation encoding="StarMath 5.0">sqrt 34</annotation>
  </semantics>
</math>
</file>

<file path=Object 12/content.xml><?xml version="1.0" encoding="utf-8"?>
<math xmlns="http://www.w3.org/1998/Math/MathML" display="block">
  <semantics>
    <mn>6</mn>
    <annotation encoding="StarMath 5.0">6</annotation>
  </semantics>
</math>
</file>

<file path=Object 13/content.xml><?xml version="1.0" encoding="utf-8"?>
<math xmlns="http://www.w3.org/1998/Math/MathML" display="block">
  <semantics>
    <mstyle color="yellow">
      <msqrt>
        <mrow>
          <msup>
            <mrow>
              <mo fence="true" stretchy="false">(</mo>
              <mrow>
                <msqrt>
                  <mn>34</mn>
                </msqrt>
              </mrow>
              <mo fence="true" stretchy="false">)</mo>
            </mrow>
            <mn>2</mn>
          </msup>
          <mo stretchy="false">+</mo>
          <msup>
            <mn>6</mn>
            <mn>2</mn>
          </msup>
        </mrow>
      </msqrt>
    </mstyle>
    <annotation encoding="StarMath 5.0">color yellow sqrt {({sqrt 34})^2 + 6^2}</annotation>
  </semantics>
</math>
</file>

<file path=Object 14/content.xml><?xml version="1.0" encoding="utf-8"?>
<math xmlns="http://www.w3.org/1998/Math/MathML" display="block">
  <semantics>
    <msqrt>
      <mn>34</mn>
    </msqrt>
    <annotation encoding="StarMath 5.0">sqrt 34</annotation>
  </semantics>
</math>
</file>

<file path=Object 15/content.xml><?xml version="1.0" encoding="utf-8"?>
<math xmlns="http://www.w3.org/1998/Math/MathML" display="block">
  <semantics>
    <mn>6</mn>
    <annotation encoding="StarMath 5.0">6</annotation>
  </semantics>
</math>
</file>

<file path=Object 16/content.xml><?xml version="1.0" encoding="utf-8"?>
<math xmlns="http://www.w3.org/1998/Math/MathML" display="block">
  <semantics>
    <mrow>
      <mstyle color="yellow">
        <msqrt>
          <mrow>
            <mn>34</mn>
            <mo stretchy="false">+</mo>
            <mn>36</mn>
          </mrow>
        </msqrt>
      </mstyle>
      <mo stretchy="false">=</mo>
      <msqrt>
        <mn>70</mn>
      </msqrt>
    </mrow>
    <annotation encoding="StarMath 5.0">color yellow sqrt {34 + 36} = sqrt 70</annotation>
  </semantics>
</math>
</file>

<file path=Object 17/content.xml><?xml version="1.0" encoding="utf-8"?>
<math xmlns="http://www.w3.org/1998/Math/MathML" display="block">
  <semantics>
    <mstyle color="yellow">
      <msqrt>
        <mn>149</mn>
      </msqrt>
    </mstyle>
    <annotation encoding="StarMath 5.0">color yellow sqrt {149}</annotation>
  </semantics>
</math>
</file>

<file path=Object 2/content.xml><?xml version="1.0" encoding="utf-8"?>
<math xmlns="http://www.w3.org/1998/Math/MathML" display="block">
  <semantics>
    <msqrt>
      <mn>17</mn>
    </msqrt>
    <annotation encoding="StarMath 5.0">sqrt 17</annotation>
  </semantics>
</math>
</file>

<file path=Object 25/content.xml><?xml version="1.0" encoding="utf-8"?>
<math xmlns="http://www.w3.org/1998/Math/MathML" display="block">
  <semantics>
    <mstyle color="yellow">
      <msqrt>
        <mrow>
          <msup>
            <mi>a</mi>
            <mn>2</mn>
          </msup>
          <mo stretchy="false">+</mo>
          <msup>
            <mi>b</mi>
            <mn>2</mn>
          </msup>
        </mrow>
      </msqrt>
    </mstyle>
    <annotation encoding="StarMath 5.0">color yellow sqrt {a^2 + b^2}</annotation>
  </semantics>
</math>
</file>

<file path=Object 26/content.xml><?xml version="1.0" encoding="utf-8"?>
<math xmlns="http://www.w3.org/1998/Math/MathML" display="block">
  <semantics>
    <mstyle color="yellow">
      <msqrt>
        <mrow>
          <msup>
            <mi>c</mi>
            <mn>2</mn>
          </msup>
          <mo stretchy="false">−</mo>
          <msup>
            <mi>a</mi>
            <mn>2</mn>
          </msup>
        </mrow>
      </msqrt>
    </mstyle>
    <annotation encoding="StarMath 5.0">color yellow sqrt {c^2 - a^2}  </annotation>
  </semantics>
</math>
</file>

<file path=Object 27/content.xml><?xml version="1.0" encoding="utf-8"?>
<math xmlns="http://www.w3.org/1998/Math/MathML" display="block">
  <semantics>
    <mstyle color="yellow">
      <msqrt>
        <mrow>
          <msup>
            <mi>a</mi>
            <mn>2</mn>
          </msup>
          <mo stretchy="false">+</mo>
          <msup>
            <mi>b</mi>
            <mn>2</mn>
          </msup>
        </mrow>
      </msqrt>
    </mstyle>
    <annotation encoding="StarMath 5.0">color yellow sqrt {a^2 + b^2}</annotation>
  </semantics>
</math>
</file>

<file path=Object 28/content.xml><?xml version="1.0" encoding="utf-8"?>
<math xmlns="http://www.w3.org/1998/Math/MathML" display="block">
  <semantics>
    <mstyle color="yellow">
      <msqrt>
        <mrow>
          <msup>
            <mi>c</mi>
            <mn>2</mn>
          </msup>
          <mo stretchy="false">−</mo>
          <msup>
            <mi>a</mi>
            <mn>2</mn>
          </msup>
        </mrow>
      </msqrt>
    </mstyle>
    <annotation encoding="StarMath 5.0">color yellow sqrt {c^2 - a^2}  </annotation>
  </semantics>
</math>
</file>

<file path=Object 3/content.xml><?xml version="1.0" encoding="utf-8"?>
<math xmlns="http://www.w3.org/1998/Math/MathML" display="block">
  <semantics>
    <msqrt>
      <mn>34</mn>
    </msqrt>
    <annotation encoding="StarMath 5.0">sqrt 34</annotation>
  </semantics>
</math>
</file>

<file path=Object 32/content.xml><?xml version="1.0" encoding="utf-8"?>
<math xmlns="http://www.w3.org/1998/Math/MathML" display="block">
  <semantics>
    <mrow>
      <mstyle color="yellow">
        <msqrt>
          <mrow>
            <msup>
              <mn>4</mn>
              <mn>2</mn>
            </msup>
            <mo stretchy="false">+</mo>
            <msup>
              <mn>3</mn>
              <mn>2</mn>
            </msup>
          </mrow>
        </msqrt>
      </mstyle>
      <mo stretchy="false">=</mo>
      <msqrt>
        <mn>25</mn>
      </msqrt>
      <mo stretchy="false">=</mo>
      <mn>5</mn>
    </mrow>
    <annotation encoding="StarMath 5.0">color yellow sqrt {4^2 + 3^2} = sqrt 25 = 5</annotation>
  </semantics>
</math>
</file>

<file path=Object 33/content.xml><?xml version="1.0" encoding="utf-8"?>
<math xmlns="http://www.w3.org/1998/Math/MathML" display="block">
  <semantics>
    <mrow>
      <mstyle color="yellow">
        <msqrt>
          <mrow>
            <msup>
              <mn>6</mn>
              <mn>2</mn>
            </msup>
            <mo stretchy="false">+</mo>
            <msup>
              <mn>5</mn>
              <mn>2</mn>
            </msup>
          </mrow>
        </msqrt>
      </mstyle>
      <mo stretchy="false">=</mo>
      <msqrt>
        <mn>61</mn>
      </msqrt>
    </mrow>
    <annotation encoding="StarMath 5.0">color yellow sqrt {6^2 + 5^2} = sqrt 61</annotation>
  </semantics>
</math>
</file>

<file path=Object 34/content.xml><?xml version="1.0" encoding="utf-8"?>
<math xmlns="http://www.w3.org/1998/Math/MathML" display="block">
  <semantics>
    <mrow>
      <mstyle color="yellow">
        <msqrt>
          <mrow>
            <msup>
              <mn>9</mn>
              <mn>2</mn>
            </msup>
            <mo stretchy="false">+</mo>
            <msup>
              <mn>4</mn>
              <mn>2</mn>
            </msup>
          </mrow>
        </msqrt>
      </mstyle>
      <mo stretchy="false">=</mo>
      <msqrt>
        <mn>97</mn>
      </msqrt>
    </mrow>
    <annotation encoding="StarMath 5.0">color yellow sqrt {9^2 + 4^2} = sqrt 97</annotation>
  </semantics>
</math>
</file>

<file path=Object 35/content.xml><?xml version="1.0" encoding="utf-8"?>
<math xmlns="http://www.w3.org/1998/Math/MathML" display="block">
  <semantics>
    <mstyle color="yellow">
      <msqrt>
        <mrow>
          <msup>
            <mi>e</mi>
            <mn>2</mn>
          </msup>
          <mo stretchy="false">+</mo>
          <msup>
            <mi>g</mi>
            <mn>2</mn>
          </msup>
        </mrow>
      </msqrt>
    </mstyle>
    <annotation encoding="StarMath 5.0">color yellow sqrt {e^2 + g^2}</annotation>
  </semantics>
</math>
</file>

<file path=Object 36/content.xml><?xml version="1.0" encoding="utf-8"?>
<math xmlns="http://www.w3.org/1998/Math/MathML" display="block">
  <semantics>
    <mrow>
      <mstyle color="yellow">
        <msqrt>
          <mrow>
            <msup>
              <mn>2</mn>
              <mn>2</mn>
            </msup>
            <mo stretchy="false">+</mo>
            <msup>
              <mn>1</mn>
              <mn>2</mn>
            </msup>
          </mrow>
        </msqrt>
      </mstyle>
      <mo stretchy="false">=</mo>
      <msqrt>
        <mn>5</mn>
      </msqrt>
    </mrow>
    <annotation encoding="StarMath 5.0">color yellow sqrt {2^2 + 1^2} = sqrt 5</annotation>
  </semantics>
</math>
</file>

<file path=Object 37/content.xml><?xml version="1.0" encoding="utf-8"?>
<math xmlns="http://www.w3.org/1998/Math/MathML" display="block">
  <semantics>
    <mrow>
      <mstyle color="yellow">
        <msqrt>
          <mrow>
            <msup>
              <mn>10</mn>
              <mn>2</mn>
            </msup>
            <mo stretchy="false">−</mo>
            <msup>
              <mn>5</mn>
              <mn>2</mn>
            </msup>
          </mrow>
        </msqrt>
      </mstyle>
      <mo stretchy="false">=</mo>
      <msqrt>
        <mn>75</mn>
      </msqrt>
    </mrow>
    <annotation encoding="StarMath 5.0">color yellow sqrt {10^2 - 5^2} = sqrt 75</annotation>
  </semantics>
</math>
</file>

<file path=Object 38/content.xml><?xml version="1.0" encoding="utf-8"?>
<math xmlns="http://www.w3.org/1998/Math/MathML" display="block">
  <semantics>
    <mrow>
      <mstyle color="yellow">
        <msqrt>
          <mrow>
            <msup>
              <mn>20</mn>
              <mn>2</mn>
            </msup>
            <mo stretchy="false">−</mo>
            <msup>
              <mn>10</mn>
              <mn>2</mn>
            </msup>
          </mrow>
        </msqrt>
      </mstyle>
      <mo stretchy="false">=</mo>
      <msqrt>
        <mn>300</mn>
      </msqrt>
    </mrow>
    <annotation encoding="StarMath 5.0">color yellow sqrt {20^2 - 10^2} = sqrt 300</annotation>
  </semantics>
</math>
</file>

<file path=Object 39/content.xml><?xml version="1.0" encoding="utf-8"?>
<math xmlns="http://www.w3.org/1998/Math/MathML" display="block">
  <semantics>
    <mrow>
      <mstyle color="yellow">
        <msqrt>
          <mrow>
            <msup>
              <mn>9</mn>
              <mn>2</mn>
            </msup>
            <mo stretchy="false">+</mo>
            <msup>
              <mn>7</mn>
              <mn>2</mn>
            </msup>
          </mrow>
        </msqrt>
      </mstyle>
      <mo stretchy="false">=</mo>
      <msqrt>
        <mn>130</mn>
      </msqrt>
    </mrow>
    <annotation encoding="StarMath 5.0">color yellow sqrt {9^2 + 7^2} = sqrt 130</annotation>
  </semantics>
</math>
</file>

<file path=Object 4/content.xml><?xml version="1.0" encoding="utf-8"?>
<math xmlns="http://www.w3.org/1998/Math/MathML" display="block">
  <semantics>
    <msqrt>
      <mn>7</mn>
    </msqrt>
    <annotation encoding="StarMath 5.0">sqrt 7</annotation>
  </semantics>
</math>
</file>

<file path=Object 40/content.xml><?xml version="1.0" encoding="utf-8"?>
<math xmlns="http://www.w3.org/1998/Math/MathML" display="block">
  <semantics>
    <mrow>
      <mstyle color="yellow">
        <msqrt>
          <mrow>
            <msup>
              <mn>12</mn>
              <mn>2</mn>
            </msup>
            <mo stretchy="false">−</mo>
            <msup>
              <mn>11</mn>
              <mn>2</mn>
            </msup>
          </mrow>
        </msqrt>
      </mstyle>
      <mo stretchy="false">=</mo>
      <msqrt>
        <mn>23</mn>
      </msqrt>
    </mrow>
    <annotation encoding="StarMath 5.0">color yellow sqrt {12^2 - 11^2} = sqrt 23</annotation>
  </semantics>
</math>
</file>

<file path=Object 5/content.xml><?xml version="1.0" encoding="utf-8"?>
<math xmlns="http://www.w3.org/1998/Math/MathML" display="block">
  <semantics>
    <msqrt>
      <mn>17</mn>
    </msqrt>
    <annotation encoding="StarMath 5.0">sqrt 17</annotation>
  </semantics>
</math>
</file>

<file path=Object 6/content.xml><?xml version="1.0" encoding="utf-8"?>
<math xmlns="http://www.w3.org/1998/Math/MathML" display="block">
  <semantics>
    <msqrt>
      <mn>7</mn>
    </msqrt>
    <annotation encoding="StarMath 5.0">sqrt 7</annotation>
  </semantics>
</math>
</file>

<file path=Object 7/content.xml><?xml version="1.0" encoding="utf-8"?>
<math xmlns="http://www.w3.org/1998/Math/MathML" display="block">
  <semantics>
    <msqrt>
      <mn>17</mn>
    </msqrt>
    <annotation encoding="StarMath 5.0">sqrt 17</annotation>
  </semantics>
</math>
</file>

<file path=Object 8/content.xml><?xml version="1.0" encoding="utf-8"?>
<math xmlns="http://www.w3.org/1998/Math/MathML" display="block">
  <semantics>
    <msqrt>
      <mn>7</mn>
    </msqrt>
    <annotation encoding="StarMath 5.0">sqrt 7</annotation>
  </semantics>
</math>
</file>

<file path=Object 9/content.xml><?xml version="1.0" encoding="utf-8"?>
<math xmlns="http://www.w3.org/1998/Math/MathML" display="block">
  <semantics>
    <mrow>
      <mstyle color="yellow">
        <msqrt>
          <mrow>
            <mn>17</mn>
            <mo stretchy="false">+</mo>
            <mn>7</mn>
          </mrow>
        </msqrt>
      </mstyle>
      <mo stretchy="false">=</mo>
      <msqrt>
        <mn>24</mn>
      </msqrt>
    </mrow>
    <annotation encoding="StarMath 5.0">color yellow sqrt {17 + 7} = sqrt 24</annotation>
  </semantics>
</math>
</file>